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77000003229DACD1A4.jpg"/>
  <manifest:file-entry manifest:media-type="image/jpeg" manifest:full-path="Pictures/1000000000000119000000C5DFE954A6.jpg"/>
  <manifest:file-entry manifest:media-type="image/jpeg" manifest:full-path="Pictures/100000000000029C0000015CC73277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ewsGotT3" svg:font-family="NewsGotT"/>
    <style:font-face style:name="OpenSymbol" svg:font-family="OpenSymbol"/>
    <style:font-face style:name="Tahoma2" svg:font-family="Tahoma"/>
    <style:font-face style:name="verdana" svg:font-family="verdana, arial, 'Bitstream Vera Sans', helvetica, sans-serif"/>
    <style:font-face style:name="Courier New" svg:font-family="'Courier New'" style:font-family-generic="modern"/>
    <style:font-face style:name="Times-Roman" svg:font-family="Times-Roman" style:font-family-generic="roman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NewsGotT4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NewsGotT2" svg:font-family="NewsGotT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6.016cm" fo:margin-left="0cm" table:align="left"/>
    </style:style>
    <style:style style:name="Tabla6.A" style:family="table-column">
      <style:table-column-properties style:column-width="2.469cm"/>
    </style:style>
    <style:style style:name="Tabla6.B" style:family="table-column">
      <style:table-column-properties style:column-width="4.198cm"/>
    </style:style>
    <style:style style:name="Tabla6.C" style:family="table-column">
      <style:table-column-properties style:column-width="9.349cm"/>
    </style:style>
    <style:style style:name="Tabla6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b3b3b3" fo:padding="0.097cm" fo:border="0.05pt solid #000000">
        <style:background-image/>
      </style:table-cell-properties>
    </style:style>
    <style:style style:name="Tabla6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65" style:family="table-row">
      <style:table-row-properties style:min-row-height="0.868cm"/>
    </style:style>
    <style:style style:name="Tabla7" style:family="table">
      <style:table-properties style:width="16.007cm" fo:margin-left="0cm" table:align="left"/>
    </style:style>
    <style:style style:name="Tabla7.A" style:family="table-column">
      <style:table-column-properties style:column-width="2.725cm"/>
    </style:style>
    <style:style style:name="Tabla7.B" style:family="table-column">
      <style:table-column-properties style:column-width="3.942cm"/>
    </style:style>
    <style:style style:name="Tabla7.C" style:family="table-column">
      <style:table-column-properties style:column-width="9.34cm"/>
    </style:style>
    <style:style style:name="Tabla7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b3b3b3" fo:padding="0.097cm" fo:border="0.05pt solid #000000">
        <style:background-image/>
      </style:table-cell-properties>
    </style:style>
    <style:style style:name="Tabla7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7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6.007cm" fo:margin-left="0cm" table:align="left"/>
    </style:style>
    <style:style style:name="Tabla9.A" style:family="table-column">
      <style:table-column-properties style:column-width="2.725cm"/>
    </style:style>
    <style:style style:name="Tabla9.B" style:family="table-column">
      <style:table-column-properties style:column-width="10.53cm"/>
    </style:style>
    <style:style style:name="Tabla9.C" style:family="table-column">
      <style:table-column-properties style:column-width="2.752cm"/>
    </style:style>
    <style:style style:name="Tabla9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fo:background-color="#b3b3b3" fo:padding="0.097cm" fo:border="0.05pt solid #000000">
        <style:background-image/>
      </style:table-cell-properties>
    </style:style>
    <style:style style:name="Tabla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9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6.007cm" fo:margin-left="0cm" table:align="left"/>
    </style:style>
    <style:style style:name="Tabla8.A" style:family="table-column">
      <style:table-column-properties style:column-width="2.725cm"/>
    </style:style>
    <style:style style:name="Tabla8.B" style:family="table-column">
      <style:table-column-properties style:column-width="10.53cm"/>
    </style:style>
    <style:style style:name="Tabla8.C" style:family="table-column">
      <style:table-column-properties style:column-width="2.752cm"/>
    </style:style>
    <style:style style:name="Tabla8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b3b3b3" fo:padding="0.097cm" fo:border="0.05pt solid #000000">
        <style:background-image/>
      </style:table-cell-properties>
    </style:style>
    <style:style style:name="Tabla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8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text-align="justify" style:justify-single-word="false"/>
      <style:text-properties fo:color="#000000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ubtitle">
      <style:paragraph-properties fo:padding="0cm" fo:border="none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Hoja_20_de_20_Control">
      <style:paragraph-properties fo:text-align="center" style:justify-single-word="false"/>
    </style:style>
    <style:style style:name="P15" style:family="paragraph" style:parent-style-name="Nota_20_al_20_pié">
      <style:paragraph-properties fo:text-align="start" style:justify-single-word="false"/>
    </style:style>
    <style:style style:name="P16" style:family="paragraph" style:parent-style-name="Tema">
      <style:paragraph-properties fo:background-color="transparent" fo:padding="0cm" fo:border-left="none" fo:border-right="none" fo:border-top="none" fo:border-bottom="0.51pt solid #808080" style:shadow="none">
        <style:background-image/>
      </style:paragraph-properties>
    </style:style>
    <style:style style:name="P17" style:family="paragraph" style:parent-style-name="Title" style:master-page-name="">
      <style:paragraph-properties style:page-number="auto" fo:padding="0cm" fo:border="non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style:font-name="NewsGotT4"/>
    </style:style>
    <style:style style:name="P22" style:family="paragraph" style:parent-style-name="Table_20_Contents">
      <style:paragraph-properties fo:text-align="center" style:justify-single-word="false"/>
      <style:text-properties style:font-name="NewsGotT4"/>
    </style:style>
    <style:style style:name="P23" style:family="paragraph" style:parent-style-name="Table_20_Contents">
      <style:text-properties style:font-name="NewsGotT4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NewsGotT4" fo:font-size="10pt" style:font-size-asian="10pt" style:font-size-complex="10pt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Standard" style:master-page-name="Portada">
      <style:paragraph-properties style:page-number="auto"/>
    </style:style>
    <style:style style:name="P28" style:family="paragraph" style:parent-style-name="Heading" style:master-page-name="Standard">
      <style:paragraph-properties style:page-number="auto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name-asian="Times-Roman" style:font-name-complex="Times-Roman"/>
    </style:style>
    <style:style style:name="T3" style:family="text">
      <style:text-properties style:font-name-asian="Courier" style:font-name-complex="Courier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27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66cm" svg:y="0.575cm" svg:width="9.677cm" svg:height="6.789cm" draw:z-index="0"><draw:image xlink:href="Pictures/1000000000000477000003229DACD1A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6"><text:subject>AG@TA v2</text:subject></text:p>
      <text:p text:style-name="P17">Homologación Firefox 33</text:p>
      <text:p text:style-name="P12"/>
      <text:p text:style-name="Nota_20_al_20_pié">Versión: 0100</text:p>
      <text:p text:style-name="Nota_20_al_20_pié">Fecha: 03/11/2014</text:p>
      <text:p text:style-name="Nota_20_al_20_pié"/>
      <text:p text:style-name="Nota_20_al_20_pié"/>
      <text:p text:style-name="P15"/>
      <table:table table:name="Tabla5" table:style-name="Tabla5">
        <table:table-column table:style-name="Tabla5.A"/>
        <table:table-row>
          <table:table-cell table:style-name="Tabla5.A1" office:value-type="string">
            <text:p text:style-name="P6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28"/>
      <text:p text:style-name="P14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">Organismo</text:p>
          </table:table-cell>
          <table:table-cell table:style-name="Tabla1.B1" table:number-columns-spanned="3" office:value-type="string">
            <text:p text:style-name="Table_20_Contents">Consejería de Hacienda y Administración Públic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8">Proyecto</text:p>
          </table:table-cell>
          <table:table-cell table:style-name="Tabla1.B4" table:number-columns-spanned="3" office:value-type="string">
            <text:p text:style-name="Table_20_Contents"><text:bookmark-start text:name="__DdeLink__323_258527374"/><text:subject>AG@TA v2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8">Entregable</text:p>
          </table:table-cell>
          <table:table-cell table:style-name="Tabla1.B4" table:number-columns-spanned="3" office:value-type="string">
            <text:p text:style-name="Table_20_Contents">Homologación Firefox 33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8">Autor</text:p>
          </table:table-cell>
          <table:table-cell table:style-name="Tabla1.B4" table:number-columns-spanned="3" office:value-type="string">
            <text:p text:style-name="P10">Javier Diáñez Carmon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8">Versión/Edición</text:p>
          </table:table-cell>
          <table:table-cell table:style-name="Tabla1.B7" office:value-type="string">
            <text:p text:style-name="Table_20_Contents">0100</text:p>
          </table:table-cell>
          <table:table-cell table:style-name="Tabla1.A2" office:value-type="string">
            <text:p text:style-name="P8">Fecha Versión</text:p>
          </table:table-cell>
          <table:table-cell table:style-name="Tabla1.D7" office:value-type="string">
            <text:p text:style-name="P7">03/11/14</text:p>
          </table:table-cell>
        </table:table-row>
        <table:table-row>
          <table:table-cell table:style-name="Tabla1.A2" office:value-type="string">
            <text:p text:style-name="P8">Aprobado por</text:p>
          </table:table-cell>
          <table:table-cell table:style-name="Tabla1.B7" office:value-type="string">
            <text:p text:style-name="Table_20_Contents"/>
          </table:table-cell>
          <table:table-cell table:style-name="Tabla1.A2" office:value-type="string">
            <text:p text:style-name="P8">Fecha Aprobación</text:p>
          </table:table-cell>
          <table:table-cell table:style-name="Tabla1.D7" office:value-type="string">
            <text:p text:style-name="P7"/>
          </table:table-cell>
        </table:table-row>
        <table:table-row>
          <table:table-cell table:style-name="Tabla1.A7" office:value-type="string">
            <text:p text:style-name="P8"/>
          </table:table-cell>
          <table:table-cell table:style-name="Tabla1.B7" office:value-type="string">
            <text:p text:style-name="Table_20_Contents"/>
          </table:table-cell>
          <table:table-cell table:style-name="Tabla1.A2" office:value-type="string">
            <text:p text:style-name="P8">Nº Total de Páginas</text:p>
          </table:table-cell>
          <table:table-cell table:style-name="Tabla1.D7" office:value-type="string">
            <text:p text:style-name="P7"><text:page-count>24</text:page-count></text:p>
          </table:table-cell>
        </table:table-row>
      </table:table>
      <text:p text:style-name="Standard"/>
      <text:p text:style-name="P13"/>
      <text:p text:style-name="P13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9">Versión</text:p>
          </table:table-cell>
          <table:table-cell table:style-name="Tabla3.A1" office:value-type="string">
            <text:p text:style-name="P9">Causa del Cambio</text:p>
          </table:table-cell>
          <table:table-cell table:style-name="Tabla3.A1" office:value-type="string">
            <text:p text:style-name="P9">Responsable del Cambio</text:p>
          </table:table-cell>
          <table:table-cell table:style-name="Tabla3.D1" office:value-type="string">
            <text:p text:style-name="P9">Fecha del Cambio</text:p>
          </table:table-cell>
        </table:table-row>
        <table:table-row>
          <table:table-cell table:style-name="Tabla3.A2" office:value-type="float" office:value="100">
            <text:p text:style-name="P7">0100</text:p>
          </table:table-cell>
          <table:table-cell table:style-name="Tabla3.B2" office:value-type="string">
            <text:p text:style-name="P7">Versión inicial</text:p>
          </table:table-cell>
          <table:table-cell table:style-name="Tabla3.C2" office:value-type="string">
            <text:p text:style-name="P11">Javier Diáñez Carmona</text:p>
          </table:table-cell>
          <table:table-cell table:style-name="Tabla3.D2" office:value-type="string">
            <text:p text:style-name="P7">03/11/14</text:p>
          </table:table-cell>
        </table:table-row>
      </table:table>
      <text:p text:style-name="Standard"/>
      <text:p text:style-name="P13"/>
      <text:p text:style-name="P13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8">Nombre y Apellidos</text:p>
          </table:table-cell>
        </table:table-row>
        <table:table-row>
          <table:table-cell table:style-name="Tabla4.A6" office:value-type="string">
            <text:p text:style-name="P10">Jorge Sánchez Martín</text:p>
          </table:table-cell>
        </table:table-row>
        <table:table-row>
          <table:table-cell table:style-name="Tabla4.A6" office:value-type="string">
            <text:p text:style-name="P10">Francisco Rodríguez Corredor</text:p>
          </table:table-cell>
        </table:table-row>
        <table:table-row>
          <table:table-cell table:style-name="Tabla4.A6" office:value-type="string">
            <text:p text:style-name="P10">Miguel Hormigo</text:p>
          </table:table-cell>
        </table:table-row>
        <table:table-row>
          <table:table-cell table:style-name="Tabla4.A6" office:value-type="string">
            <text:p text:style-name="P10">José María Palacio Carabías</text:p>
          </table:table-cell>
        </table:table-row>
        <table:table-row>
          <table:table-cell table:style-name="Tabla4.A6" office:value-type="string">
            <text:p text:style-name="P10">Javier Diáñez Carmona</text:p>
          </table:table-cell>
        </table:table-row>
      </table:table>
      <text:p text:style-name="Standard"/>
      <text:p text:style-name="Standard"/>
      <text:p text:style-name="P18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9"><text:a xlink:type="simple" xlink:href="#__RefHeading__10196_1500692348" text:style-name="Internet_20_link" text:visited-style-name="Internet_20_link">1 Introducción<text:tab/>4</text:a></text:p>
          <text:p text:style-name="P26"><text:a xlink:type="simple" xlink:href="#__RefHeading__10198_1500692348" text:style-name="Internet_20_link" text:visited-style-name="Internet_20_link">1.1 Alcance<text:tab/>4</text:a></text:p>
          <text:p text:style-name="P26"><text:a xlink:type="simple" xlink:href="#__RefHeading__10200_1500692348" text:style-name="Internet_20_link" text:visited-style-name="Internet_20_link">1.2 Objetivos<text:tab/>4</text:a></text:p>
          <text:p text:style-name="P19"><text:a xlink:type="simple" xlink:href="#__RefHeading__24615_1996475628" text:style-name="Internet_20_link" text:visited-style-name="Internet_20_link">2 Prueba realizadas<text:tab/>5</text:a></text:p>
          <text:p text:style-name="P26"><text:a xlink:type="simple" xlink:href="#__RefHeading__24617_1996475628" text:style-name="Internet_20_link" text:visited-style-name="Internet_20_link">2.1 Interfaz web de usuario<text:tab/>5</text:a></text:p>
          <text:p text:style-name="P26"><text:a xlink:type="simple" xlink:href="#__RefHeading__24619_1996475628" text:style-name="Internet_20_link" text:visited-style-name="Internet_20_link">2.2 Interfaz web de administración<text:tab/>14</text:a></text:p>
          <text:p text:style-name="P19"><text:a xlink:type="simple" xlink:href="#__RefHeading__13688_3178154" text:style-name="Internet_20_link" text:visited-style-name="Internet_20_link">3 Resultados<text:tab/>17</text:a></text:p>
          <text:p text:style-name="P26"><text:a xlink:type="simple" xlink:href="#__RefHeading__13690_3178154" text:style-name="Internet_20_link" text:visited-style-name="Internet_20_link">3.1 Interfaz web de usuario<text:tab/>17</text:a></text:p>
          <text:p text:style-name="P26"><text:a xlink:type="simple" xlink:href="#__RefHeading__13692_3178154" text:style-name="Internet_20_link" text:visited-style-name="Internet_20_link">3.2 Interfaz web de administración<text:tab/>21</text:a></text:p>
          <text:p text:style-name="P19"><text:a xlink:type="simple" xlink:href="#__RefHeading__24623_1996475628" text:style-name="Internet_20_link" text:visited-style-name="Internet_20_link">4 Conclusiones<text:tab/>24</text:a></text:p>
        </text:index-body>
      </text:table-of-content>
      <text:h text:style-name="Heading_20_1" text:outline-level="1"><text:bookmark-start text:name="__RefHeading__10196_1500692348"/>Introducción<text:bookmark-end text:name="__RefHeading__10196_1500692348"/></text:h>
      <text:h text:style-name="Heading_20_2" text:outline-level="2"><text:bookmark-start text:name="__RefHeading__10198_1500692348"/>Alcance<text:bookmark-end text:name="__RefHeading__10198_1500692348"/></text:h>
      <text:p text:style-name="Text_20_body">En este documento se realiza un estudio para la homologación de Firefox 33, para su uso con AG@TA v2. Se realizarán un conjunto de pruebas para estudiar el comportamiento y las posibles incompatibilidades.</text:p>
      <text:h text:style-name="Heading_20_2" text:outline-level="2"><text:bookmark-start text:name="__RefHeading__10200_1500692348"/>Objetivos<text:bookmark-end text:name="__RefHeading__10200_1500692348"/></text:h>
      <text:p text:style-name="Text_20_body">De este estudio se espera obtener las posibles incompatibilidades existentes, para poder identificar una posible solución y que Firefox 33 se convierta en un navegador homologado con AG@TA v2.</text:p>
      <text:h text:style-name="Heading_20_1" text:outline-level="1"><text:bookmark-start text:name="__RefHeading__24615_1996475628"/>Prueba realizadas<text:bookmark-end text:name="__RefHeading__24615_1996475628"/></text:h>
      <text:p text:style-name="Text_20_body">A continuación se describe el conjunto de pruebas realizadas para las interfaces web de usuario y de administración.</text:p>
      <text:h text:style-name="Heading_20_2" text:outline-level="2"><text:bookmark-start text:name="__RefHeading__24617_1996475628"/>Interfaz web de usuario<text:bookmark-end text:name="__RefHeading__24617_1996475628"/></text:h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9">Prueba</text:p>
          </table:table-cell>
          <table:table-cell table:style-name="Tabla6.A1" office:value-type="string">
            <text:p text:style-name="P9">Caso de prueba</text:p>
          </table:table-cell>
          <table:table-cell table:style-name="Tabla6.C1" office:value-type="string">
            <text:p text:style-name="P9">Descripción</text:p>
          </table:table-cell>
        </table:table-row>
        <table:table-row>
          <table:table-cell table:style-name="Tabla6.A2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la6.A3" table:number-columns-spanned="3" office:value-type="string">
            <text:p text:style-name="P22">Citas</text:p>
          </table:table-cell>
          <table:covered-table-cell/>
          <table:covered-table-cell/>
        </table:table-row>
        <table:table-row>
          <table:table-cell table:style-name="Tabla6.A2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la6.A5" office:value-type="string">
            <text:p text:style-name="P21">CA_GUI_01</text:p>
          </table:table-cell>
          <table:table-cell table:style-name="Tabla6.A5" office:value-type="string">
            <text:p text:style-name="P21">Acceso correcto al SAD</text:p>
          </table:table-cell>
          <table:table-cell table:style-name="Tabla6.A3" office:value-type="string">
            <text:p text:style-name="P21">Se prueba el acceso correcto al SAD.</text:p>
          </table:table-cell>
        </table:table-row>
        <table:table-row>
          <table:table-cell table:style-name="Tabla6.A5" office:value-type="string">
            <text:p text:style-name="P21">CA_GUI_02</text:p>
          </table:table-cell>
          <table:table-cell table:style-name="Tabla6.A5" office:value-type="string">
            <text:p text:style-name="P21">Acceso incorrecto al SAD</text:p>
          </table:table-cell>
          <table:table-cell table:style-name="Tabla6.A3" office:value-type="string">
            <text:p text:style-name="P21">Se prueba el acceso incorrecto al SAD.</text:p>
          </table:table-cell>
        </table:table-row>
        <table:table-row>
          <table:table-cell table:style-name="Tabla6.A5" office:value-type="string">
            <text:p text:style-name="P21">CA_GUI_03</text:p>
          </table:table-cell>
          <table:table-cell table:style-name="Tabla6.A5" office:value-type="string">
            <text:p text:style-name="P21">Redimensionado de la GUI</text:p>
          </table:table-cell>
          <table:table-cell table:style-name="Tabla6.A3" office:value-type="string">
            <text:p text:style-name="P21">Mostrar y ocultar los paneles superior, inferior y lateral.</text:p>
          </table:table-cell>
        </table:table-row>
        <table:table-row>
          <table:table-cell table:style-name="Tabla6.A5" office:value-type="string">
            <text:p text:style-name="P21">CA_GUI_04</text:p>
          </table:table-cell>
          <table:table-cell table:style-name="Tabla6.A5" office:value-type="string">
            <text:p text:style-name="P21">Ocultar/desplegar árbol lateral</text:p>
          </table:table-cell>
          <table:table-cell table:style-name="Tabla6.A3" office:value-type="string">
            <text:p text:style-name="P21">Comprobar que se oculta y despliega correctamente el árbol de categorías situado en el panel lateral. Por defecto el árbol esta desplegado.</text:p>
          </table:table-cell>
        </table:table-row>
        <table:table-row>
          <table:table-cell table:style-name="Tabla6.A5" office:value-type="string">
            <text:p text:style-name="P21">CA_GUI_05</text:p>
          </table:table-cell>
          <table:table-cell table:style-name="Tabla6.A5" office:value-type="string">
            <text:p text:style-name="P21">Guardado del estado de selección de los árboles</text:p>
          </table:table-cell>
          <table:table-cell table:style-name="Tabla6.A3" office:value-type="string">
            <text:p text:style-name="P21">Comprobar que al acceder a la aplicación, se guarda el último estado en el que se encontraban los arboles del panel lateral e inferior.</text:p>
          </table:table-cell>
        </table:table-row>
        <table:table-row>
          <table:table-cell table:style-name="Tabla6.A5" office:value-type="string">
            <text:p text:style-name="P21">CA_GUI_06</text:p>
          </table:table-cell>
          <table:table-cell table:style-name="Tabla6.A5" office:value-type="string">
            <text:p text:style-name="P21">Selección de todas las categorías de un contenedor</text:p>
          </table:table-cell>
          <table:table-cell table:style-name="Tabla6.A3" office:value-type="string">
            <text:p text:style-name="P21">Situar el cursor sobre el <text:s/>árbol lateral y pulsar el botón derecho sobre “Mi Calendario”. Elegir la opción "Marcar todas las categorías".</text:p>
          </table:table-cell>
        </table:table-row>
        <table:table-row>
          <table:table-cell table:style-name="Tabla6.A5" office:value-type="string">
            <text:p text:style-name="P21">CA_GUI_07</text:p>
          </table:table-cell>
          <table:table-cell table:style-name="Tabla6.A5" office:value-type="string">
            <text:p text:style-name="P21">Filtrado de citas con árbol de categorías</text:p>
          </table:table-cell>
          <table:table-cell table:style-name="Tabla6.A3" office:value-type="string">
            <text:p text:style-name="P21">Comprobar el correcto funcionamiento de la visualización de citas según la categoría seleccionada en el árbol lateral. Previamente se deberán crear algunas citas con distintas categorías.</text:p>
          </table:table-cell>
        </table:table-row>
        <table:table-row>
          <table:table-cell table:style-name="Tabla6.A5" office:value-type="string">
            <text:p text:style-name="P21">CA_GUI_08</text:p>
          </table:table-cell>
          <table:table-cell table:style-name="Tabla6.A5" office:value-type="string">
            <text:p text:style-name="P21">Navegación por vista mensual de calendario</text:p>
          </table:table-cell>
          <table:table-cell table:style-name="Tabla6.A3" office:value-type="string">
            <text:p text:style-name="P21">Comprobar el correcto funcionamiento de la navegación al mes anterior o siguiente, según la opción elegida.</text:p>
          </table:table-cell>
        </table:table-row>
        <table:table-row>
          <table:table-cell table:style-name="Tabla6.A5" office:value-type="string">
            <text:p text:style-name="P21">CA_GUI_09</text:p>
          </table:table-cell>
          <table:table-cell table:style-name="Tabla6.A5" office:value-type="string">
            <text:p text:style-name="P21">Navegación por vista semanal de calendario</text:p>
          </table:table-cell>
          <table:table-cell table:style-name="Tabla6.A3" office:value-type="string">
            <text:p text:style-name="P21">Comprobar el correcto funcionamiento de la navegación a la semana anterior o siguiente, según la opción elegida.</text:p>
          </table:table-cell>
        </table:table-row>
        <table:table-row>
          <table:table-cell table:style-name="Tabla6.A5" office:value-type="string">
            <text:p text:style-name="P21">CA_GUI_10</text:p>
          </table:table-cell>
          <table:table-cell table:style-name="Tabla6.A5" office:value-type="string">
            <text:p text:style-name="P21">Navegación por vista diaria de calendario</text:p>
          </table:table-cell>
          <table:table-cell table:style-name="Tabla6.A3" office:value-type="string">
            <text:p text:style-name="P21">Comprobar el correcto funcionamiento de la navegación hacia un día anterior o siguiente según la opción elegida.</text:p>
          </table:table-cell>
        </table:table-row>
        <table:table-row>
          <table:table-cell table:style-name="Tabla6.A5" office:value-type="string">
            <text:p text:style-name="P21">CA_GUI_11</text:p>
          </table:table-cell>
          <table:table-cell table:style-name="Tabla6.A5" office:value-type="string">
            <text:p text:style-name="P21">Navegación por vista individual de cita</text:p>
          </table:table-cell>
          <table:table-cell table:style-name="Tabla6.A3" office:value-type="string">
            <text:p text:style-name="P21">Comprobar las distintas vistas de una cita creada en el calendario. Previamente se deben crear unas citas de prueba.</text:p>
          </table:table-cell>
        </table:table-row>
        <table:table-row>
          <table:table-cell table:style-name="Tabla6.A5" office:value-type="string">
            <text:p text:style-name="P21">CA_GUI_12</text:p>
          </table:table-cell>
          <table:table-cell table:style-name="Tabla6.A5" office:value-type="string">
            <text:p text:style-name="P21">Mostrar sólo los días laborables para el mes</text:p>
          </table:table-cell>
          <table:table-cell table:style-name="Tabla6.A3" office:value-type="string">
            <text:p text:style-name="P21">En la vista mensual de calendario, pulsar el botón “Ocultar fin de semana”.</text:p>
          </table:table-cell>
        </table:table-row>
        <table:table-row>
          <table:table-cell table:style-name="Tabla6.A5" office:value-type="string">
            <text:p text:style-name="P21">CA_GUI_13</text:p>
          </table:table-cell>
          <table:table-cell table:style-name="Tabla6.A5" office:value-type="string">
            <text:p text:style-name="P21">Mostrar sólo los días laborables para la semana</text:p>
          </table:table-cell>
          <table:table-cell table:style-name="Tabla6.A3" office:value-type="string">
            <text:p text:style-name="P21">En la vista semanal de calendario, pulsar el botón “Ocultar fin de semana”.</text:p>
          </table:table-cell>
        </table:table-row>
        <table:table-row>
          <table:table-cell table:style-name="Tabla6.A5" office:value-type="string">
            <text:p text:style-name="P21">CA_GUI_14</text:p>
          </table:table-cell>
          <table:table-cell table:style-name="Tabla6.A5" office:value-type="string">
            <text:p text:style-name="P21">Refrescar vista actual de calendario</text:p>
          </table:table-cell>
          <table:table-cell table:style-name="Tabla6.A3" office:value-type="string">
            <text:p text:style-name="P21">En la vista de calendario, pulsar el botón “Refrescar”.</text:p>
          </table:table-cell>
        </table:table-row>
        <text:soft-page-break/>
        <table:table-row>
          <table:table-cell table:style-name="Tabla6.A5" office:value-type="string">
            <text:p text:style-name="P21">CA_GUI_15</text:p>
          </table:table-cell>
          <table:table-cell table:style-name="Tabla6.A5" office:value-type="string">
            <text:p text:style-name="P21">Creación de cita en vista de calendario</text:p>
          </table:table-cell>
          <table:table-cell table:style-name="Tabla6.A3" office:value-type="string">
            <text:p text:style-name="P21">En la vista de calendario, pulsar el botón “Nuevo”. Informar los datos del evento: Asunto, Lugar, Fecha Inicio, Fecha Fin, y pulsar el botón “Guardar”.</text:p>
          </table:table-cell>
        </table:table-row>
        <table:table-row>
          <table:table-cell table:style-name="Tabla6.A5" office:value-type="string">
            <text:p text:style-name="P21">CA_GUI_16</text:p>
          </table:table-cell>
          <table:table-cell table:style-name="Tabla6.A5" office:value-type="string">
            <text:p text:style-name="P21">Edición de cita en vista de calendario</text:p>
          </table:table-cell>
          <table:table-cell table:style-name="Tabla6.A3" office:value-type="string">
            <text:p text:style-name="P21">En la vista de calendario, hacer doble click sobre la cita o pulsar botón derecho y seleccionar “Editar Cita”. Tras ello, realizar cambios en los datos de la cita y pulsar el botón “Guardar”.</text:p>
          </table:table-cell>
        </table:table-row>
        <table:table-row>
          <table:table-cell table:style-name="Tabla6.A5" office:value-type="string">
            <text:p text:style-name="P21">CA_GUI_17</text:p>
          </table:table-cell>
          <table:table-cell table:style-name="Tabla6.A5" office:value-type="string">
            <text:p text:style-name="P21">Borrado de cita en vista de calendario</text:p>
          </table:table-cell>
          <table:table-cell table:style-name="Tabla6.A3" office:value-type="string">
            <text:p text:style-name="P21">En la vista de calendario, pulsar botón derecho sobre la cita y seleccionar “Eliminar Cita”.</text:p>
          </table:table-cell>
        </table:table-row>
        <table:table-row>
          <table:table-cell table:style-name="Tabla6.A5" office:value-type="string">
            <text:p text:style-name="P21">CA_GUI_18</text:p>
          </table:table-cell>
          <table:table-cell table:style-name="Tabla6.A5" office:value-type="string">
            <text:p text:style-name="P21">Creación de evento con notificación a asistentes.</text:p>
          </table:table-cell>
          <table:table-cell table:style-name="Tabla6.A3" office:value-type="string">
            <text:p text:style-name="P21">Abrir el el formulario de creación de citas, añadir varios participantes y guardar la cita. Elegir notificar a asistentes</text:p>
          </table:table-cell>
        </table:table-row>
        <table:table-row>
          <table:table-cell table:style-name="Tabla6.A5" office:value-type="string">
            <text:p text:style-name="P21">CA_GUI_19</text:p>
          </table:table-cell>
          <table:table-cell table:style-name="Tabla6.A5" office:value-type="string">
            <text:p text:style-name="P21">Creación de cita periódica</text:p>
          </table:table-cell>
          <table:table-cell table:style-name="Tabla6.A3" office:value-type="string">
            <text:p text:style-name="P21">En la vista de calendario pulsar el botón “Nuevo”, ir a la pestaña de periodicidad y establecer que la cita sea periódica.</text:p>
          </table:table-cell>
        </table:table-row>
        <table:table-row>
          <table:table-cell table:style-name="Tabla6.A5" office:value-type="string">
            <text:p text:style-name="P21">CA_GUI_20</text:p>
          </table:table-cell>
          <table:table-cell table:style-name="Tabla6.A5" office:value-type="string">
            <text:p text:style-name="P21">Edición global de cita periódica</text:p>
          </table:table-cell>
          <table:table-cell table:style-name="Tabla6.A3" office:value-type="string">
            <text:p text:style-name="P21">En la vista de calendario pulsar con el botón derecho una de las repeticiones de una cita periódica y elegir editar todas las repeticiones. Realizar cambios a la cita y guardar.</text:p>
          </table:table-cell>
        </table:table-row>
        <table:table-row>
          <table:table-cell table:style-name="Tabla6.A5" office:value-type="string">
            <text:p text:style-name="P21">CA_GUI_21</text:p>
          </table:table-cell>
          <table:table-cell table:style-name="Tabla6.A5" office:value-type="string">
            <text:p text:style-name="P21">Edición de una repetición de cita periódica</text:p>
          </table:table-cell>
          <table:table-cell table:style-name="Tabla6.A3" office:value-type="string">
            <text:p text:style-name="P21">En la vista de calendario pulsar con el botón derecho una de las repeticiones de una cita periódica y elegir editar solo una repetición. Realizar cambios a la cita y guardar.</text:p>
          </table:table-cell>
        </table:table-row>
        <table:table-row>
          <table:table-cell table:style-name="Tabla6.A5" office:value-type="string">
            <text:p text:style-name="P21">CA_GUI_22</text:p>
          </table:table-cell>
          <table:table-cell table:style-name="Tabla6.A5" office:value-type="string">
            <text:p text:style-name="P21">Eliminación global de un evento periódico</text:p>
          </table:table-cell>
          <table:table-cell table:style-name="Tabla6.A3" office:value-type="string">
            <text:p text:style-name="P21">En la vista de calendario pulsar con el botón derecho una de las repeticiones de una cita periódica y elegir borrar todas las repeticiones. </text:p>
          </table:table-cell>
        </table:table-row>
        <table:table-row>
          <table:table-cell table:style-name="Tabla6.A5" office:value-type="string">
            <text:p text:style-name="P21">CA_GUI_23</text:p>
          </table:table-cell>
          <table:table-cell table:style-name="Tabla6.A5" office:value-type="string">
            <text:p text:style-name="P21">Eliminación de una ocurrencia de un evento periódico</text:p>
          </table:table-cell>
          <table:table-cell table:style-name="Tabla6.A3" office:value-type="string">
            <text:p text:style-name="P21">En la vista de calendario pulsar con el botón derecho una de las repeticiones de una cita periódica y elegir borrar solo una repetición.</text:p>
          </table:table-cell>
        </table:table-row>
        <table:table-row>
          <table:table-cell table:style-name="Tabla6.A5" office:value-type="string">
            <text:p text:style-name="P21">CA_GUI_25</text:p>
          </table:table-cell>
          <table:table-cell table:style-name="Tabla6.A5" office:value-type="string">
            <text:p text:style-name="P21">Vista de disponibilidad</text:p>
          </table:table-cell>
          <table:table-cell table:style-name="Tabla6.A3" office:value-type="string">
            <text:p text:style-name="P21">Pulsar botón derecho sobre algún calendario suscrito y elegir “Ver disponibilidad”</text:p>
          </table:table-cell>
        </table:table-row>
        <table:table-row>
          <table:table-cell table:style-name="Tabla6.A5" office:value-type="string">
            <text:p text:style-name="P21">CA_GUI_26</text:p>
          </table:table-cell>
          <table:table-cell table:style-name="Tabla6.A5" office:value-type="string">
            <text:p text:style-name="P21">Creación de evento en calendario o categorías de otro usuario, sobre los que se tiene permisos de escritura</text:p>
          </table:table-cell>
          <table:table-cell table:style-name="Tabla6.A3" office:value-type="string">
            <text:p text:style-name="P21">En la vista de calendario pulsar el botón “Nuevo”, elegir en 'Calendario' el calendario de otro usuario sobre el que se tiene permisos de escritura. Crear la cita y guardar</text:p>
          </table:table-cell>
        </table:table-row>
        <table:table-row>
          <table:table-cell table:style-name="Tabla6.A5" office:value-type="string">
            <text:p text:style-name="P21">CA_GUI_27</text:p>
          </table:table-cell>
          <table:table-cell table:style-name="Tabla6.A5" office:value-type="string">
            <text:p text:style-name="P21">Creación de evento en calendario o categorías de otro usuario, sobre los que se no se tiene permisos de lectura</text:p>
          </table:table-cell>
          <table:table-cell table:style-name="Tabla6.A3" office:value-type="string">
            <text:p text:style-name="P21">En la vista de calendario pulsar el botón “Nuevo”, elegir en 'Calendario' el calendario de otro usuario sobre el que no se tiene permisos de escritura. Crear la cita y guardar</text:p>
          </table:table-cell>
        </table:table-row>
        <table:table-row>
          <table:table-cell table:style-name="Tabla6.A5" office:value-type="string">
            <text:p text:style-name="P21">CA_GUI_28</text:p>
          </table:table-cell>
          <table:table-cell table:style-name="Tabla6.A5" office:value-type="string">
            <text:p text:style-name="P21">Modificación de evento en calendario o categorías de otro usuario, sobre los que se tiene permiso de escritura</text:p>
          </table:table-cell>
          <table:table-cell table:style-name="Tabla6.A3" office:value-type="string">
            <text:p text:style-name="P21">En la vista de calendario pulsar botón derecho sobre una cita de un calendario de otro usuario sobre el que se tiene permiso de escritura y editar cita. Realizar un cambio y guardar</text:p>
          </table:table-cell>
        </table:table-row>
        <table:table-row>
          <table:table-cell table:style-name="Tabla6.A5" office:value-type="string">
            <text:p text:style-name="P21">CA_GUI_29</text:p>
          </table:table-cell>
          <table:table-cell table:style-name="Tabla6.A5" office:value-type="string">
            <text:p text:style-name="P21">Modificación de evento en calendario o categorías de otro usuario, sobre los que se no tiene permisos de lectura</text:p>
          </table:table-cell>
          <table:table-cell table:style-name="Tabla6.A3" office:value-type="string">
            <text:p text:style-name="P21">En la vista de calendario pulsar botón derecho sobre una cita de un calendario de otro usuario sobre el que no se tiene permiso de escritura y editar cita. Realizar un cambio y guardar</text:p>
          </table:table-cell>
        </table:table-row>
        <table:table-row>
          <table:table-cell table:style-name="Tabla6.A5" office:value-type="string">
            <text:p text:style-name="P21">CA_GUI_30</text:p>
          </table:table-cell>
          <table:table-cell table:style-name="Tabla6.A5" office:value-type="string">
            <text:p text:style-name="P21">Eliminación de evento en calendario o categorías de otro usuario, sobre los que se tiene permiso de escritura</text:p>
          </table:table-cell>
          <table:table-cell table:style-name="Tabla6.A3" office:value-type="string">
            <text:p text:style-name="P21">En la vista de calendario pulsar botón derecho sobre una cita de un calendario de otro usuario sobre el que <text:s/>se tiene permiso de escritura y eliminar cita</text:p>
          </table:table-cell>
        </table:table-row>
        <text:soft-page-break/>
        <table:table-row>
          <table:table-cell table:style-name="Tabla6.A5" office:value-type="string">
            <text:p text:style-name="P23">CA_GUI_31</text:p>
          </table:table-cell>
          <table:table-cell table:style-name="Tabla6.A5" office:value-type="string">
            <text:p text:style-name="P23">Eliminación de evento en calendario o categorías de otro usuario, sobre los que se no se tiene permisos de lectura</text:p>
          </table:table-cell>
          <table:table-cell table:style-name="Tabla6.A3" office:value-type="string">
            <text:p text:style-name="P23">En la vista de calendario pulsar botón derecho sobre una cita de un calendario de otro usuario sobre el que <text:s/>se tiene permiso de escritura y eliminar cita</text:p>
          </table:table-cell>
        </table:table-row>
        <table:table-row>
          <table:table-cell table:style-name="Tabla6.A5" office:value-type="string">
            <text:p text:style-name="P23">CA_GUI_32</text:p>
          </table:table-cell>
          <table:table-cell table:style-name="Tabla6.A5" office:value-type="string">
            <text:p text:style-name="P23">Añadir un participante que es un contacto</text:p>
          </table:table-cell>
          <table:table-cell table:style-name="Tabla6.A3" office:value-type="string">
            <text:p text:style-name="P23">En la vista de calendario pulsar el botón “Nuevo”, ir <text:s/>a la pestaña de participantes, pulsar “Nuevo”, seleccionar un contacto con correo electrónico, pulsar 'Añadir' y luego 'Aceptar'</text:p>
          </table:table-cell>
        </table:table-row>
        <table:table-row>
          <table:table-cell table:style-name="Tabla6.A5" office:value-type="string">
            <text:p text:style-name="P23">CA_GUI_33</text:p>
          </table:table-cell>
          <table:table-cell table:style-name="Tabla6.A5" office:value-type="string">
            <text:p text:style-name="P23">Consulta disponibilidad de un contacto</text:p>
          </table:table-cell>
          <table:table-cell table:style-name="Tabla6.A3" office:value-type="string">
            <text:p text:style-name="P23">Desde la pestaña participantes del formulario de una cita que dispone de al menos un participante pulsar “Ver disponibilidad”</text:p>
          </table:table-cell>
        </table:table-row>
        <table:table-row>
          <table:table-cell table:style-name="Tabla6.A5" office:value-type="string">
            <text:p text:style-name="P23">CA_GUI_34</text:p>
          </table:table-cell>
          <table:table-cell table:style-name="Tabla6.A5" office:value-type="string">
            <text:p text:style-name="P23">Añadir un participante miembro del directorio corporativo</text:p>
          </table:table-cell>
          <table:table-cell table:style-name="Tabla6.A3" office:value-type="string">
            <text:p text:style-name="P23">En la vista de calendario pulsar el botón “Nuevo”, ir <text:s/>a la pestaña de participantes, pulsar “Nuevo”, marcar la pestaña “Directorio corporativo”. <text:s/>Seleccionar un contacto con correo electrónico, pulsar 'Añadir' y luego 'Aceptar'</text:p>
          </table:table-cell>
        </table:table-row>
        <table:table-row>
          <table:table-cell table:style-name="Tabla6.A5" office:value-type="string">
            <text:p text:style-name="P23">CA_GUI_35</text:p>
          </table:table-cell>
          <table:table-cell table:style-name="Tabla6.A5" office:value-type="string">
            <text:p text:style-name="P23">Añadir participante por su correo electrónico</text:p>
          </table:table-cell>
          <table:table-cell table:style-name="Tabla6.A3" office:value-type="string">
            <text:p text:style-name="P23">En la vista de calendario pulsar el botón “Nuevo”, ir <text:s/>a la pestaña de participantes, escribir una dirección de correo electrónico en el campo de texto junto al botón 'Añadir' y pulsar dicho botón.</text:p>
          </table:table-cell>
        </table:table-row>
        <table:table-row>
          <table:table-cell table:style-name="Tabla6.A5" office:value-type="string">
            <text:p text:style-name="P23">CA_GUI_36</text:p>
          </table:table-cell>
          <table:table-cell table:style-name="Tabla6.A5" office:value-type="string">
            <text:p text:style-name="P23">Imprimir vista actual de calendario</text:p>
          </table:table-cell>
          <table:table-cell table:style-name="Tabla6.A3" office:value-type="string">
            <text:p text:style-name="P23">En la vista de calendario pulsar el botón 'Imprimir”, seleccionar al menos un calendario y pulsar 'Imprimir”</text:p>
          </table:table-cell>
        </table:table-row>
        <table:table-row>
          <table:table-cell table:style-name="Tabla6.A5" office:value-type="string">
            <text:p text:style-name="P23">CA_GUI_37</text:p>
          </table:table-cell>
          <table:table-cell table:style-name="Tabla6.A5" office:value-type="string">
            <text:p text:style-name="P23">Refrescar vista actual de calendario</text:p>
          </table:table-cell>
          <table:table-cell table:style-name="Tabla6.A3" office:value-type="string">
            <text:p text:style-name="P23">En la vista de calendario pulsar el botón 'Refrescar'</text:p>
          </table:table-cell>
        </table:table-row>
        <table:table-row>
          <table:table-cell table:style-name="Tabla6.A5" office:value-type="string">
            <text:p text:style-name="P23">CA_GUI_38</text:p>
          </table:table-cell>
          <table:table-cell table:style-name="Tabla6.A5" office:value-type="string">
            <text:p text:style-name="P23">Acceder a la vista mensual en modo listado</text:p>
          </table:table-cell>
          <table:table-cell table:style-name="Tabla6.A3" office:value-type="string">
            <text:p text:style-name="P23">En la vista de calendario mensual cambiar el modo de visualización a listado</text:p>
          </table:table-cell>
        </table:table-row>
        <table:table-row>
          <table:table-cell table:style-name="Tabla6.A5" office:value-type="string">
            <text:p text:style-name="P23">CA_GUI_39</text:p>
          </table:table-cell>
          <table:table-cell table:style-name="Tabla6.A5" office:value-type="string">
            <text:p text:style-name="P23">Acceder a la vista semanal en modo listado</text:p>
          </table:table-cell>
          <table:table-cell table:style-name="Tabla6.A3" office:value-type="string">
            <text:p text:style-name="P23">En la vista de calendario semanal cambiar el modo de visualización a listado</text:p>
          </table:table-cell>
        </table:table-row>
        <table:table-row>
          <table:table-cell table:style-name="Tabla6.A5" office:value-type="string">
            <text:p text:style-name="P23">CA_GUI_40</text:p>
          </table:table-cell>
          <table:table-cell table:style-name="Tabla6.A5" office:value-type="string">
            <text:p text:style-name="P23">Acceder a la vista diaria en modo listado</text:p>
          </table:table-cell>
          <table:table-cell table:style-name="Tabla6.A3" office:value-type="string">
            <text:p text:style-name="P23">En la vista de calendario diaria cambiar el modo de visualización a listado</text:p>
          </table:table-cell>
        </table:table-row>
        <table:table-row>
          <table:table-cell table:style-name="Tabla6.A5" office:value-type="string">
            <text:p text:style-name="P23">CA_GUI_41</text:p>
          </table:table-cell>
          <table:table-cell table:style-name="Tabla6.A5" office:value-type="string">
            <text:p text:style-name="P23">Creación de evento desde la vista de listado</text:p>
          </table:table-cell>
          <table:table-cell table:style-name="Tabla6.A3" office:value-type="string">
            <text:p text:style-name="P23">En la vista de listado, pulsar el botón derecho y elegir crear una nueva cita</text:p>
          </table:table-cell>
        </table:table-row>
        <table:table-row>
          <table:table-cell table:style-name="Tabla6.A5" office:value-type="string">
            <text:p text:style-name="P23">CA_GUI_42</text:p>
          </table:table-cell>
          <table:table-cell table:style-name="Tabla6.A5" office:value-type="string">
            <text:p text:style-name="P23">Edición de evento desde la vista de listado</text:p>
          </table:table-cell>
          <table:table-cell table:style-name="Tabla6.A3" office:value-type="string">
            <text:p text:style-name="P23">En la vista de listado, pulsar el botón derecho sobre una cita y elegir la opción “Editar cita”</text:p>
          </table:table-cell>
        </table:table-row>
        <table:table-row>
          <table:table-cell table:style-name="Tabla6.A5" office:value-type="string">
            <text:p text:style-name="P23">CA_GUI_43</text:p>
          </table:table-cell>
          <table:table-cell table:style-name="Tabla6.A5" office:value-type="string">
            <text:p text:style-name="P23">Borrado de evento desde la vista de listado</text:p>
          </table:table-cell>
          <table:table-cell table:style-name="Tabla6.A3" office:value-type="string">
            <text:p text:style-name="P23">En la vista de listado, pulsar el botón derecho sobre una cita y elegir la opción “Borrar cita”</text:p>
          </table:table-cell>
        </table:table-row>
        <table:table-row>
          <table:table-cell table:style-name="Tabla6.A5" office:value-type="string">
            <text:p text:style-name="P23">CA_GUI_44</text:p>
          </table:table-cell>
          <table:table-cell table:style-name="Tabla6.A5" office:value-type="string">
            <text:p text:style-name="P23"><text:span text:style-name="T4">Asignar una categoría a múltiples elementos PIM</text:span> </text:p>
          </table:table-cell>
          <table:table-cell table:style-name="Tabla6.A3" office:value-type="string">
            <text:p text:style-name="P23">En la vista de listado seleccionar varias citas, pulsar en el botón 'Asignar categorías” y seleccionar una categoría.</text:p>
          </table:table-cell>
        </table:table-row>
        <table:table-row>
          <table:table-cell table:style-name="Tabla6.A5" office:value-type="string">
            <text:p text:style-name="P23">CA_GUI_45</text:p>
          </table:table-cell>
          <table:table-cell table:style-name="Tabla6.A5" office:value-type="string">
            <text:p text:style-name="P23">Modificar el orden de las categorías de un evento</text:p>
          </table:table-cell>
          <table:table-cell table:style-name="Tabla6.A3" office:value-type="string">
            <text:p text:style-name="P23">Pulsar con <text:s/>el botón derecho sobre una cita con varias categorías y elegir editarla, en el formulario de edición cambiar el orden de las categorías y guardar.</text:p>
          </table:table-cell>
        </table:table-row>
        <table:table-row>
          <table:table-cell table:style-name="Tabla6.A5" office:value-type="string">
            <text:p text:style-name="P23">CA_GUI_46</text:p>
          </table:table-cell>
          <table:table-cell table:style-name="Tabla6.A5" office:value-type="string">
            <text:p text:style-name="P23">Aceptar invitación</text:p>
          </table:table-cell>
          <table:table-cell table:style-name="Tabla6.A3" office:value-type="string">
            <text:p text:style-name="P23"><text:span text:style-name="T4">En la pestaña de 'Invitaciones recibidas” aceptar una invitación recibida y enviar correo electrónico, estableciendo una descripción.</text:span> </text:p>
          </table:table-cell>
        </table:table-row>
        <table:table-row>
          <table:table-cell table:style-name="Tabla6.A5" office:value-type="string">
            <text:p text:style-name="P23">CA_GUI_47</text:p>
          </table:table-cell>
          <table:table-cell table:style-name="Tabla6.A5" office:value-type="string">
            <text:p text:style-name="P23">Rechazo de invitación</text:p>
          </table:table-cell>
          <table:table-cell table:style-name="Tabla6.A3" office:value-type="string">
            <text:p text:style-name="P23"><text:span text:style-name="T4">En la pestaña de 'Invitaciones recibidas” rechazar una invitación recibida y no enviar correo electrónico.</text:span> </text:p>
          </table:table-cell>
        </table:table-row>
        <table:table-row>
          <table:table-cell table:style-name="Tabla6.A5" office:value-type="string">
            <text:p text:style-name="P25">CA_GUI_48</text:p>
          </table:table-cell>
          <table:table-cell table:style-name="Tabla6.A5" office:value-type="string">
            <text:p text:style-name="P25"><text:span text:style-name="T4">Actualizar una cita con la </text:span><text:soft-page-break/><text:span text:style-name="T4">respuesta de una invitación.</text:span> </text:p>
          </table:table-cell>
          <table:table-cell table:style-name="Tabla6.A3" office:value-type="string">
            <text:p text:style-name="P25"><text:span text:style-name="T4">En la pestaña de 'Invitaciones recibidas” aceptar una actualización de </text:span><text:soft-page-break/><text:span text:style-name="T4">invitación.</text:span> </text:p>
          </table:table-cell>
        </table:table-row>
        <table:table-row>
          <table:table-cell table:style-name="Tabla6.A5" office:value-type="string">
            <text:p text:style-name="P25">CA_GUI_49</text:p>
          </table:table-cell>
          <table:table-cell table:style-name="Tabla6.A5" office:value-type="string">
            <text:p text:style-name="P25"><text:span text:style-name="T4">Acceder al detalle de la invitación.</text:span> </text:p>
          </table:table-cell>
          <table:table-cell table:style-name="Tabla6.A3" office:value-type="string">
            <text:p text:style-name="P25">En la pestaña de 'Invitaciones recibidas” pulsar el icono de 'Ver detalle'</text:p>
          </table:table-cell>
        </table:table-row>
        <table:table-row>
          <table:table-cell table:style-name="Tabla6.A5" office:value-type="string">
            <text:p text:style-name="P25">CA_GUI_50</text:p>
          </table:table-cell>
          <table:table-cell table:style-name="Tabla6.A5" office:value-type="string">
            <text:p text:style-name="P25"><text:span text:style-name="T4">Rechazar la actualización de una cita con la respuesta a una invitación.</text:span> </text:p>
          </table:table-cell>
          <table:table-cell table:style-name="Tabla6.A3" office:value-type="string">
            <text:p text:style-name="P25"><text:span text:style-name="T4">En la pestaña de 'Invitaciones recibidas” rechazar una actualización de invitación.</text:span> </text:p>
          </table:table-cell>
        </table:table-row>
        <table:table-row>
          <table:table-cell table:style-name="Tabla6.A5" office:value-type="string">
            <text:p text:style-name="P25">CA_GUI_51</text:p>
          </table:table-cell>
          <table:table-cell table:style-name="Tabla6.A5" office:value-type="string">
            <text:p text:style-name="P25"><text:span text:style-name="T4">Aceptar la invitación a una cita destinada a un usuario sobre el que se tiene permisos</text:span> </text:p>
          </table:table-cell>
          <table:table-cell table:style-name="Tabla6.A3" office:value-type="string">
            <text:p text:style-name="P25">En la pestaña de 'Invitaciones recibidas” aceptar una invitación enviada a un usuario sobre cuyo calendario se tiene permisos de escritura y gestión de invitaciones.</text:p>
          </table:table-cell>
        </table:table-row>
        <table:table-row>
          <table:table-cell table:style-name="Tabla6.A5" office:value-type="string">
            <text:p text:style-name="P25">CA_GUI_52</text:p>
          </table:table-cell>
          <table:table-cell table:style-name="Tabla6.A5" office:value-type="string">
            <text:p text:style-name="P25"><text:span text:style-name="T4">Rechazar la invitación a una cita destinada a un usuario sobre el que se tiene permisos.</text:span> </text:p>
          </table:table-cell>
          <table:table-cell table:style-name="Tabla6.A3" office:value-type="string">
            <text:p text:style-name="P25">En la pestaña de 'Invitaciones recibidas” aceptar una invitación enviada a un usuario sobre cuyo calendario se tiene permisos de escritura y gestión de invitaciones.</text:p>
          </table:table-cell>
        </table:table-row>
        <table:table-row>
          <table:table-cell table:style-name="Tabla6.A5" office:value-type="string">
            <text:p text:style-name="P25">CA_GUI_53</text:p>
          </table:table-cell>
          <table:table-cell table:style-name="Tabla6.A5" office:value-type="string">
            <text:p text:style-name="P25">Aceptar respuesta a invitación</text:p>
          </table:table-cell>
          <table:table-cell table:style-name="Tabla6.A3" office:value-type="string">
            <text:p text:style-name="P25">En la pestaña de 'Respuestas a invitaciones” aceptar una respuesta a una invitación.</text:p>
          </table:table-cell>
        </table:table-row>
        <table:table-row>
          <table:table-cell table:style-name="Tabla6.A5" office:value-type="string">
            <text:p text:style-name="P25">CA_GUI_54</text:p>
          </table:table-cell>
          <table:table-cell table:style-name="Tabla6.A5" office:value-type="string">
            <text:p text:style-name="P25">Rechazar respuesta a invitación</text:p>
          </table:table-cell>
          <table:table-cell table:style-name="Tabla6.A3" office:value-type="string">
            <text:p text:style-name="P25">En la pestaña de 'Respuestas a invitaciones” rechazar una respuesta a una invitación.</text:p>
          </table:table-cell>
        </table:table-row>
        <table:table-row>
          <table:table-cell table:style-name="Tabla6.A5" office:value-type="string">
            <text:p text:style-name="P25">CA_GUI_55</text:p>
          </table:table-cell>
          <table:table-cell table:style-name="Tabla6.A5" office:value-type="string">
            <text:p text:style-name="P25">Ver <text:s/>detalle de respuesta a invitación.</text:p>
          </table:table-cell>
          <table:table-cell table:style-name="Tabla6.A3" office:value-type="string">
            <text:p text:style-name="P25">En la pestaña de 'Respuestas a invitaciones” ver detalle de una respuesta a una invitación.</text:p>
          </table:table-cell>
        </table:table-row>
        <table:table-row>
          <table:table-cell table:style-name="Tabla6.A5" office:value-type="string">
            <text:p text:style-name="P25">CA_GUI_56</text:p>
          </table:table-cell>
          <table:table-cell table:style-name="Tabla6.A5" office:value-type="string">
            <text:p text:style-name="P25">Creación de sondeo</text:p>
          </table:table-cell>
          <table:table-cell table:style-name="Tabla6.A3" office:value-type="string">
            <text:p text:style-name="P25">En la vista de calendario pulsar <text:s/>'Sondeo'. Introducir asunto, notas, participantes, al menos una propuesta y pulsar 'Guardar'</text:p>
          </table:table-cell>
        </table:table-row>
        <table:table-row>
          <table:table-cell table:style-name="Tabla6.A5" office:value-type="string">
            <text:p text:style-name="P25">CA_GUI_57</text:p>
          </table:table-cell>
          <table:table-cell table:style-name="Tabla6.A5" office:value-type="string">
            <text:p text:style-name="P25">Edición de un sondeo</text:p>
          </table:table-cell>
          <table:table-cell table:style-name="Tabla6.A3" office:value-type="string">
            <text:p text:style-name="P25">En la vista de calendario en la pestaña 'Mis sondeos' pulsar 'Editar sondeo', realizar un cambio y guardar.</text:p>
          </table:table-cell>
        </table:table-row>
        <table:table-row>
          <table:table-cell table:style-name="Tabla6.A5" office:value-type="string">
            <text:p text:style-name="P25">CA_GUI_58</text:p>
          </table:table-cell>
          <table:table-cell table:style-name="Tabla6.A5" office:value-type="string">
            <text:p text:style-name="P25">Ver votación</text:p>
          </table:table-cell>
          <table:table-cell table:style-name="Tabla6.A3" office:value-type="string">
            <text:p text:style-name="P25">En la vista de calendario en la pestaña 'Mis sondeos' pulsar 'Ver detalles de votación”</text:p>
          </table:table-cell>
        </table:table-row>
        <table:table-row>
          <table:table-cell table:style-name="Tabla6.A5" office:value-type="string">
            <text:p text:style-name="P25">CA_GUI_59</text:p>
          </table:table-cell>
          <table:table-cell table:style-name="Tabla6.A5" office:value-type="string">
            <text:p text:style-name="P25">Eliminar sondeo</text:p>
          </table:table-cell>
          <table:table-cell table:style-name="Tabla6.A3" office:value-type="string">
            <text:p text:style-name="P25">En la vista de calendario en la pestaña 'Mis sondeos' <text:s/>pulsar 'Eliminar sondeo'</text:p>
          </table:table-cell>
        </table:table-row>
        <table:table-row>
          <table:table-cell table:style-name="Tabla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6.A3" table:number-columns-spanned="3" office:value-type="string">
            <text:p text:style-name="P7">Contactos</text:p>
          </table:table-cell>
          <table:covered-table-cell/>
          <table:covered-table-cell/>
        </table:table-row>
        <table:table-row table:style-name="Tabla6.65">
          <table:table-cell table:style-name="Tabla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6.A5" office:value-type="string">
            <text:p text:style-name="Table_20_Contents">CA_GUI_101</text:p>
          </table:table-cell>
          <table:table-cell table:style-name="Tabla6.A5" office:value-type="string">
            <text:p text:style-name="Table_20_Contents">Filtrado de contactos con árbol de categorías</text:p>
          </table:table-cell>
          <table:table-cell table:style-name="Tabla6.A3" office:value-type="string">
            <text:p text:style-name="Table_20_Contents">En la vista de contactos probar que al marcar y desmarcar <text:s/>una categoría aparecen y desaparecen los contactos de dicha categoría.</text:p>
          </table:table-cell>
        </table:table-row>
        <table:table-row>
          <table:table-cell table:style-name="Tabla6.A5" office:value-type="string">
            <text:p text:style-name="Table_20_Contents">CA_GUI_102</text:p>
          </table:table-cell>
          <table:table-cell table:style-name="Tabla6.A5" office:value-type="string">
            <text:p text:style-name="Table_20_Contents">Navegación por abecedario (ordenación por nombre)</text:p>
          </table:table-cell>
          <table:table-cell table:style-name="Tabla6.A3" office:value-type="string">
            <text:p text:style-name="Table_20_Contents">En la vista de contactos pulsar sobre el extremo derecho de la columna 'Nombre' y probar la ordenación.</text:p>
          </table:table-cell>
        </table:table-row>
        <table:table-row>
          <table:table-cell table:style-name="Tabla6.A5" office:value-type="string">
            <text:p text:style-name="Table_20_Contents">CA_GUI_103</text:p>
          </table:table-cell>
          <table:table-cell table:style-name="Tabla6.A5" office:value-type="string">
            <text:p text:style-name="Table_20_Contents">Navegación por abecedario (ordenación por apellidos)</text:p>
          </table:table-cell>
          <table:table-cell table:style-name="Tabla6.A3" office:value-type="string">
            <text:p text:style-name="Table_20_Contents">En la vista de contactos pulsar sobre el extremo derecho de la columna 'Apellidos' y probar la ordenación.</text:p>
          </table:table-cell>
        </table:table-row>
        <table:table-row>
          <table:table-cell table:style-name="Tabla6.A5" office:value-type="string">
            <text:p text:style-name="Table_20_Contents">CA_GUI_104</text:p>
          </table:table-cell>
          <table:table-cell table:style-name="Tabla6.A5" office:value-type="string">
            <text:p text:style-name="Table_20_Contents">Navegación por abecedario (ordenación por empresa)</text:p>
          </table:table-cell>
          <table:table-cell table:style-name="Tabla6.A3" office:value-type="string">
            <text:p text:style-name="Table_20_Contents">En la vista de contactos pulsar sobre el extremo derecho de la columna 'Empresa' y probar la ordenación.</text:p>
          </table:table-cell>
        </table:table-row>
        <table:table-row>
          <table:table-cell table:style-name="Tabla6.A5" office:value-type="string">
            <text:p text:style-name="Table_20_Contents">CA_GUI_105</text:p>
          </table:table-cell>
          <table:table-cell table:style-name="Tabla6.A5" office:value-type="string">
            <text:p text:style-name="Table_20_Contents">Navegación por paginado</text:p>
          </table:table-cell>
          <table:table-cell table:style-name="Tabla6.A3" office:value-type="string">
            <text:p text:style-name="Table_20_Contents">En la vista de contactos cambiar la página que se está visualizando, avanzando y retrocediendo.</text:p>
          </table:table-cell>
        </table:table-row>
        <text:soft-page-break/>
        <table:table-row>
          <table:table-cell table:style-name="Tabla6.A5" office:value-type="string">
            <text:p text:style-name="Table_20_Contents">CA_GUI_106</text:p>
          </table:table-cell>
          <table:table-cell table:style-name="Tabla6.A5" office:value-type="string">
            <text:p text:style-name="Table_20_Contents">Creación de contacto (asociado a libreta o categorías propias)</text:p>
          </table:table-cell>
          <table:table-cell table:style-name="Tabla6.A3" office:value-type="string">
            <text:p text:style-name="Table_20_Contents">En la vista de contactos pulsar “Nuevo”, rellenar los datos y pulsar guardar.</text:p>
          </table:table-cell>
        </table:table-row>
        <table:table-row>
          <table:table-cell table:style-name="Tabla6.A5" office:value-type="string">
            <text:p text:style-name="Table_20_Contents">CA_GUI_107</text:p>
          </table:table-cell>
          <table:table-cell table:style-name="Tabla6.A5" office:value-type="string">
            <text:p text:style-name="Table_20_Contents">Modificación de contacto</text:p>
          </table:table-cell>
          <table:table-cell table:style-name="Tabla6.A3" office:value-type="string">
            <text:p text:style-name="Table_20_Contents">En la vista de contactos pulsar el icono de editar, cambiar algún dato y pulsar guardar.</text:p>
          </table:table-cell>
        </table:table-row>
        <table:table-row>
          <table:table-cell table:style-name="Tabla6.A5" office:value-type="string">
            <text:p text:style-name="Table_20_Contents">CA_GUI_108</text:p>
          </table:table-cell>
          <table:table-cell table:style-name="Tabla6.A5" office:value-type="string">
            <text:p text:style-name="Table_20_Contents">Modificación de varios contactos (añadir categoría)</text:p>
          </table:table-cell>
          <table:table-cell table:style-name="Tabla6.A3" office:value-type="string">
            <text:p text:style-name="Table_20_Contents">En la vista de contactos <text:s/>seleccionar varios, pulsar sobre el botón “Asignar categorías” y asignar una.</text:p>
          </table:table-cell>
        </table:table-row>
        <table:table-row>
          <table:table-cell table:style-name="Tabla6.A5" office:value-type="string">
            <text:p text:style-name="Table_20_Contents">CA_GUI_109</text:p>
          </table:table-cell>
          <table:table-cell table:style-name="Tabla6.A5" office:value-type="string">
            <text:p text:style-name="Table_20_Contents">Eliminación de contacto</text:p>
          </table:table-cell>
          <table:table-cell table:style-name="Tabla6.A3" office:value-type="string">
            <text:p text:style-name="Table_20_Contents">En la vista de contactos pulsar el icono de borrado y confirmar el borrado.</text:p>
          </table:table-cell>
        </table:table-row>
        <table:table-row>
          <table:table-cell table:style-name="Tabla6.A5" office:value-type="string">
            <text:p text:style-name="Table_20_Contents">CA_GUI_110</text:p>
          </table:table-cell>
          <table:table-cell table:style-name="Tabla6.A5" office:value-type="string">
            <text:p text:style-name="Table_20_Contents">Creación de contacto en libreta o categorías de otro usuario con permisos de escritura</text:p>
          </table:table-cell>
          <table:table-cell table:style-name="Tabla6.A3" office:value-type="string">
            <text:p text:style-name="Table_20_Contents">En la vista de contactos pulsar “Nuevo” y en el formulario de creación elegir la libreta de otro usuario sobre la que se tiene permiso de escritura. Establecer nombre y guardar.</text:p>
          </table:table-cell>
        </table:table-row>
        <table:table-row>
          <table:table-cell table:style-name="Tabla6.A5" office:value-type="string">
            <text:p text:style-name="Table_20_Contents">CA_GUI_111</text:p>
          </table:table-cell>
          <table:table-cell table:style-name="Tabla6.A5" office:value-type="string">
            <text:p text:style-name="Table_20_Contents">Creación de contacto en libreta o categorías de otro usuario sin permisos de escritura</text:p>
          </table:table-cell>
          <table:table-cell table:style-name="Tabla6.A3" office:value-type="string">
            <text:p text:style-name="Table_20_Contents">En la vista de contactos pulsar “Nuevo” y en el formulario de creación elegir la libreta de otro usuario sobre la que no se tiene permiso de escritura. Establecer nombre y guardar.</text:p>
          </table:table-cell>
        </table:table-row>
        <table:table-row>
          <table:table-cell table:style-name="Tabla6.A5" office:value-type="string">
            <text:p text:style-name="Table_20_Contents">CA_GUI_112</text:p>
          </table:table-cell>
          <table:table-cell table:style-name="Tabla6.A5" office:value-type="string">
            <text:p text:style-name="Table_20_Contents">Modificación de contacto en libreta o categorías de otro usuario con permisos de escritura</text:p>
          </table:table-cell>
          <table:table-cell table:style-name="Tabla6.A3" office:value-type="string">
            <text:p text:style-name="Table_20_Contents">En la vista de contactos pulsar el botón derecho sobre un contacto de la libreta de otro usuario sobre la que se tiene permiso de escritura y elegir editar. Realizar algún cambio y guardar</text:p>
          </table:table-cell>
        </table:table-row>
        <table:table-row>
          <table:table-cell table:style-name="Tabla6.A5" office:value-type="string">
            <text:p text:style-name="Table_20_Contents">CA_GUI_113</text:p>
          </table:table-cell>
          <table:table-cell table:style-name="Tabla6.A5" office:value-type="string">
            <text:p text:style-name="Table_20_Contents">Modificación de contacto en libreta o categorías de otro usuario sin permisos de lectura</text:p>
          </table:table-cell>
          <table:table-cell table:style-name="Tabla6.A3" office:value-type="string">
            <text:p text:style-name="Table_20_Contents">En la vista de contactos pulsar el botón derecho sobre un contacto de la libreta de otro usuario sobre la que no se tiene permiso de escritura y elegir editar. Realizar algún cambio y guardar</text:p>
          </table:table-cell>
        </table:table-row>
        <table:table-row>
          <table:table-cell table:style-name="Tabla6.A5" office:value-type="string">
            <text:p text:style-name="Table_20_Contents">CA_GUI_114</text:p>
          </table:table-cell>
          <table:table-cell table:style-name="Tabla6.A5" office:value-type="string">
            <text:p text:style-name="Table_20_Contents">Eliminación de contacto en libreta o categorías de otro usuario con permisos de escritura</text:p>
          </table:table-cell>
          <table:table-cell table:style-name="Tabla6.A3" office:value-type="string">
            <text:p text:style-name="Table_20_Contents">En la vista de contactos pulsar el botón derecho sobre un contacto de la libreta de otro usuario sobre la que <text:s/>se tiene permiso de escritura y elegir borrar</text:p>
          </table:table-cell>
        </table:table-row>
        <table:table-row>
          <table:table-cell table:style-name="Tabla6.A5" office:value-type="string">
            <text:p text:style-name="Table_20_Contents">CA_GUI_115</text:p>
          </table:table-cell>
          <table:table-cell table:style-name="Tabla6.A5" office:value-type="string">
            <text:p text:style-name="Table_20_Contents">Eliminación de contacto en libreta o categorías de otro usuario sin tiene permisos de lectura</text:p>
          </table:table-cell>
          <table:table-cell table:style-name="Tabla6.A3" office:value-type="string">
            <text:p text:style-name="Table_20_Contents">En la vista de contactos pulsar el botón derecho sobre un contacto de la libreta de otro usuario sobre la que no se tiene permiso de escritura y elegir borrar</text:p>
          </table:table-cell>
        </table:table-row>
        <table:table-row>
          <table:table-cell table:style-name="Tabla6.A5" office:value-type="string">
            <text:p text:style-name="Table_20_Contents">CA_GUI_116</text:p>
          </table:table-cell>
          <table:table-cell table:style-name="Tabla6.A5" office:value-type="string">
            <text:p text:style-name="Table_20_Contents">Exportar un contacto perteneciente a la libreta o categorías del usuario, en formato VCF, LDIF y CSV.</text:p>
          </table:table-cell>
          <table:table-cell table:style-name="Tabla6.A3" office:value-type="string">
            <text:p text:style-name="Table_20_Contents">En la vista de contactos pulsar el botón derecho sobre un contacto propio y elegir editar, pulsar el botón exportar y exportar en formato 'VCF”. Repetir para los formatos LDIF y CSV.</text:p>
          </table:table-cell>
        </table:table-row>
        <table:table-row>
          <table:table-cell table:style-name="Tabla6.A5" office:value-type="string">
            <text:p text:style-name="Table_20_Contents">CA_GUI_117</text:p>
          </table:table-cell>
          <table:table-cell table:style-name="Tabla6.A5" office:value-type="string">
            <text:p text:style-name="Table_20_Contents">Exportar un contacto perteneciente a una libreta o categorías sobre las que se tiene permiso de escritura, en formato VCF, LDIF y CSV.</text:p>
          </table:table-cell>
          <table:table-cell table:style-name="Tabla6.A3" office:value-type="string">
            <text:p text:style-name="Table_20_Contents">En la vista de contactos pulsar el botón derecho sobre un contacto de la libreta de otro usuario sobre la que <text:s/>se tiene permiso de escritura y elegir editar, pulsar el botón exportar y exportar en formato 'VCF”. Repetir para los formatos LDIF y CSV.</text:p>
          </table:table-cell>
        </table:table-row>
        <table:table-row>
          <table:table-cell table:style-name="Tabla6.A5" office:value-type="string">
            <text:p text:style-name="Table_20_Contents">CA_GUI_118</text:p>
          </table:table-cell>
          <table:table-cell table:style-name="Tabla6.A5" office:value-type="string">
            <text:p text:style-name="Table_20_Contents">Impresión de contactos</text:p>
          </table:table-cell>
          <table:table-cell table:style-name="Tabla6.A3" office:value-type="string">
            <text:p text:style-name="Table_20_Contents">En la vista de contactos pulsar 'Imprimir', seleccionar al menos una librea de contactos no vacía y pulsar 'Imprimir'</text:p>
          </table:table-cell>
        </table:table-row>
        <table:table-row>
          <table:table-cell table:style-name="Tabla6.A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6.A3" table:number-columns-spanned="3" office:value-type="string">
            <text:p text:style-name="P24">Tareas</text:p>
          </table:table-cell>
          <table:covered-table-cell/>
          <table:covered-table-cell/>
        </table:table-row>
        <text:soft-page-break/>
        <table:table-row>
          <table:table-cell table:style-name="Tabla6.A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6.A5" office:value-type="string">
            <text:p text:style-name="P23">CA_GUI_201</text:p>
          </table:table-cell>
          <table:table-cell table:style-name="Tabla6.A5" office:value-type="string">
            <text:p text:style-name="P23"><text:span text:style-name="T4">Filtrado de tareas con árbol de categorías</text:span> </text:p>
          </table:table-cell>
          <table:table-cell table:style-name="Tabla6.A3" office:value-type="string">
            <text:p text:style-name="P23">En la vista de tareas probar que al marcar y desmarcar <text:s/>una categoría aparecen y desaparecen las tareas de dicha categoría.</text:p>
          </table:table-cell>
        </table:table-row>
        <table:table-row>
          <table:table-cell table:style-name="Tabla6.A5" office:value-type="string">
            <text:p text:style-name="P23">CA_GUI_202</text:p>
          </table:table-cell>
          <table:table-cell table:style-name="Tabla6.A5" office:value-type="string">
            <text:p text:style-name="P23"><text:span text:style-name="T4">Creación de tarea</text:span> </text:p>
          </table:table-cell>
          <table:table-cell table:style-name="Tabla6.A3" office:value-type="string">
            <text:p text:style-name="P23">En la vista de tareas pulsar “Nuevo”, rellenar los datos y guardar.</text:p>
          </table:table-cell>
        </table:table-row>
        <table:table-row>
          <table:table-cell table:style-name="Tabla6.A5" office:value-type="string">
            <text:p text:style-name="P23">CA_GUI_203</text:p>
          </table:table-cell>
          <table:table-cell table:style-name="Tabla6.A5" office:value-type="string">
            <text:p text:style-name="P23"><text:span text:style-name="T4">Modificación de tarea</text:span> </text:p>
          </table:table-cell>
          <table:table-cell table:style-name="Tabla6.A3" office:value-type="string">
            <text:p text:style-name="P23">En la vista de tareas pulsar el botón derechos sobre una tarea y elegir 'Editar tarea'. Realizar algún cambio y guardar.</text:p>
          </table:table-cell>
        </table:table-row>
        <table:table-row>
          <table:table-cell table:style-name="Tabla6.A5" office:value-type="string">
            <text:p text:style-name="P23">CA_GUI_204</text:p>
          </table:table-cell>
          <table:table-cell table:style-name="Tabla6.A5" office:value-type="string">
            <text:p text:style-name="P23"><text:span text:style-name="T4">Eliminación simple de tarea</text:span> </text:p>
          </table:table-cell>
          <table:table-cell table:style-name="Tabla6.A3" office:value-type="string">
            <text:p text:style-name="P23">En la vista de tareas seleccionar una tarea y pulsar el botón “Eliminar”</text:p>
          </table:table-cell>
        </table:table-row>
        <table:table-row>
          <table:table-cell table:style-name="Tabla6.A5" office:value-type="string">
            <text:p text:style-name="P23">CA_GUI_205</text:p>
          </table:table-cell>
          <table:table-cell table:style-name="Tabla6.A5" office:value-type="string">
            <text:p text:style-name="P23"><text:span text:style-name="T4">Eliminación múltiple de tarea</text:span> </text:p>
          </table:table-cell>
          <table:table-cell table:style-name="Tabla6.A3" office:value-type="string">
            <text:p text:style-name="P23">En la vista de tareas seleccionar varias tareas y pulsar el botón “Eliminar”</text:p>
          </table:table-cell>
        </table:table-row>
        <table:table-row>
          <table:table-cell table:style-name="Tabla6.A5" office:value-type="string">
            <text:p text:style-name="P23">CA_GUI_206</text:p>
          </table:table-cell>
          <table:table-cell table:style-name="Tabla6.A5" office:value-type="string">
            <text:p text:style-name="P23">Filtros por completitud</text:p>
          </table:table-cell>
          <table:table-cell table:style-name="Tabla6.A3" office:value-type="string">
            <text:p text:style-name="P23">Navegar aplicando los distintos filtros (Todas, No iniciadas, Vencidas, Completadas, Incompletas)</text:p>
          </table:table-cell>
        </table:table-row>
        <table:table-row>
          <table:table-cell table:style-name="Tabla6.A5" office:value-type="string">
            <text:p text:style-name="P23">CA_GUI_207</text:p>
          </table:table-cell>
          <table:table-cell table:style-name="Tabla6.A5" office:value-type="string">
            <text:p text:style-name="P23"><text:span text:style-name="T4">Creación de tarea en registro o categorías de otro usuario, sobre los que se tiene permisos de escritura</text:span> </text:p>
          </table:table-cell>
          <table:table-cell table:style-name="Tabla6.A3" office:value-type="string">
            <text:p text:style-name="P23">En la vista de tareas, pulsar 'Nuevo' y en el formulario seleccionar un registro de tareas de otro usuario sobre el que se tiene permisos de escritura. Crear la tarea.</text:p>
          </table:table-cell>
        </table:table-row>
        <table:table-row>
          <table:table-cell table:style-name="Tabla6.A5" office:value-type="string">
            <text:p text:style-name="P23">CA_GUI_208</text:p>
          </table:table-cell>
          <table:table-cell table:style-name="Tabla6.A5" office:value-type="string">
            <text:p text:style-name="P23"><text:span text:style-name="T4">Creación de tarea en registro o categorías de otro usuario, sobre los que no se tiene permisos de lectura</text:span> </text:p>
          </table:table-cell>
          <table:table-cell table:style-name="Tabla6.A3" office:value-type="string">
            <text:p text:style-name="P23">En la vista de tareas, pulsar 'Nuevo' y en el formulario seleccionar un registro de tareas de otro usuario sobre el que <text:s/>no se tiene permisos de escritura. Crear la tarea.</text:p>
          </table:table-cell>
        </table:table-row>
        <table:table-row>
          <table:table-cell table:style-name="Tabla6.A5" office:value-type="string">
            <text:p text:style-name="P23">CA_GUI_209</text:p>
          </table:table-cell>
          <table:table-cell table:style-name="Tabla6.A5" office:value-type="string">
            <text:p text:style-name="P23"><text:span text:style-name="T4">Modificación de tarea en registro o categorías de otro usuario, sobre los que se tiene permisos de escritura</text:span> </text:p>
          </table:table-cell>
          <table:table-cell table:style-name="Tabla6.A3" office:value-type="string">
            <text:p text:style-name="P23">En la vista de tareas, pulsar con el botón derecho sobre una tarea de otro usuario sobre la que <text:s/>se tiene permisos de escritura, elegir editar, realizar algún cambio y guardar.</text:p>
          </table:table-cell>
        </table:table-row>
        <table:table-row>
          <table:table-cell table:style-name="Tabla6.A5" office:value-type="string">
            <text:p text:style-name="P23">CA_GUI_210</text:p>
          </table:table-cell>
          <table:table-cell table:style-name="Tabla6.A5" office:value-type="string">
            <text:p text:style-name="P23"><text:span text:style-name="T4">Modificación de tarea en registro o categorías de otro usuario, sobre los que no se tiene permisos de lectura</text:span> </text:p>
          </table:table-cell>
          <table:table-cell table:style-name="Tabla6.A3" office:value-type="string">
            <text:p text:style-name="P23">En la vista de tareas, pulsar con el botón derecho sobre una tarea de otro usuario sobre la que no se tiene permisos de escritura, elegir editar, realizar algún cambio y guardar.</text:p>
          </table:table-cell>
        </table:table-row>
        <table:table-row>
          <table:table-cell table:style-name="Tabla6.A5" office:value-type="string">
            <text:p text:style-name="P23">CA_GUI_211</text:p>
          </table:table-cell>
          <table:table-cell table:style-name="Tabla6.A5" office:value-type="string">
            <text:p text:style-name="P23"><text:span text:style-name="T4">Eliminación de tarea en registro o categorías de otro usuario, sobre los que se tiene permisos de escritura</text:span> </text:p>
          </table:table-cell>
          <table:table-cell table:style-name="Tabla6.A3" office:value-type="string">
            <text:p text:style-name="P23">En la vista de tareas, pulsar con el botón derecho sobre una tarea de otro usuario sobre la que se tiene permisos de escritura, elegir borrar</text:p>
          </table:table-cell>
        </table:table-row>
        <table:table-row>
          <table:table-cell table:style-name="Tabla6.A5" office:value-type="string">
            <text:p text:style-name="P23">CA_GUI_212</text:p>
          </table:table-cell>
          <table:table-cell table:style-name="Tabla6.A5" office:value-type="string">
            <text:p text:style-name="P23"><text:span text:style-name="T4">Eliminación de tarea en registro o categorías de otro usuario, sobre los que no se tiene permisos de lectura</text:span> </text:p>
          </table:table-cell>
          <table:table-cell table:style-name="Tabla6.A3" office:value-type="string">
            <text:p text:style-name="P23">En la vista de tareas, pulsar con el botón derecho sobre una tarea de otro usuario sobre la que no se tiene permisos de escritura, elegir borrar</text:p>
          </table:table-cell>
        </table:table-row>
        <table:table-row>
          <table:table-cell table:style-name="Tabla6.A5" office:value-type="string">
            <text:p text:style-name="P23">CA_GUI_213</text:p>
          </table:table-cell>
          <table:table-cell table:style-name="Tabla6.A5" office:value-type="string">
            <text:p text:style-name="P23"><text:span text:style-name="T4">Exportar una tarea perteneciente al registro o categorías del usuario.</text:span> </text:p>
          </table:table-cell>
          <table:table-cell table:style-name="Tabla6.A3" office:value-type="string">
            <text:p text:style-name="P23">En la vista de tareas, pulsar con el botón derecho sobre una tarea propia, elegir editar y luego exportar.</text:p>
          </table:table-cell>
        </table:table-row>
        <table:table-row>
          <table:table-cell table:style-name="Tabla6.A5" office:value-type="string">
            <text:p text:style-name="P23">CA_GUI_214</text:p>
          </table:table-cell>
          <table:table-cell table:style-name="Tabla6.A5" office:value-type="string">
            <text:p text:style-name="P23"><text:span text:style-name="T4">Imprimir vista actual de tareas.</text:span> </text:p>
          </table:table-cell>
          <table:table-cell table:style-name="Tabla6.A3" office:value-type="string">
            <text:p text:style-name="P23">En la vista de tareas, pulsar “Imprimir” y presionar “Imprimir” de nuevo</text:p>
          </table:table-cell>
        </table:table-row>
        <table:table-row>
          <table:table-cell table:style-name="Tabla6.A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6.A3" table:number-columns-spanned="3" office:value-type="string">
            <text:p text:style-name="P24">Preferencias</text:p>
          </table:table-cell>
          <table:covered-table-cell/>
          <table:covered-table-cell/>
        </table:table-row>
        <text:soft-page-break/>
        <table:table-row>
          <table:table-cell table:style-name="Tabla6.A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6.A5" office:value-type="string">
            <text:p text:style-name="P23">CA_GUI_301</text:p>
          </table:table-cell>
          <table:table-cell table:style-name="Tabla6.A5" office:value-type="string">
            <text:p text:style-name="P23"><text:span text:style-name="T4">Exportar todos los elementos del calendario.</text:span> </text:p>
          </table:table-cell>
          <table:table-cell table:style-name="Tabla6.A3" office:value-type="string">
            <text:p text:style-name="P23">Pulsar 'Preferencias', abrir pestaña 'Importar/Exportar” y pulsar el botón 'Exportar” de la sección de citas.</text:p>
          </table:table-cell>
        </table:table-row>
        <table:table-row>
          <table:table-cell table:style-name="Tabla6.A5" office:value-type="string">
            <text:p text:style-name="P23">CA_GUI_302</text:p>
          </table:table-cell>
          <table:table-cell table:style-name="Tabla6.A5" office:value-type="string">
            <text:p text:style-name="P23"><text:span text:style-name="T4">Importar todos los elementos del calendario.</text:span> </text:p>
          </table:table-cell>
          <table:table-cell table:style-name="Tabla6.A3" office:value-type="string">
            <text:p text:style-name="P23">Pulsar 'Preferencias', abrir pestaña 'Importar/Exportar” y pulsar el botón 'Importar” de la sección de citas.</text:p>
          </table:table-cell>
        </table:table-row>
        <table:table-row>
          <table:table-cell table:style-name="Tabla6.A5" office:value-type="string">
            <text:p text:style-name="P23">CA_GUI_303</text:p>
          </table:table-cell>
          <table:table-cell table:style-name="Tabla6.A5" office:value-type="string">
            <text:p text:style-name="P23"><text:span text:style-name="T4">Añadir permisos de lectura sobre una </text:span><text:span text:style-name="T4">categoría del calendario.</text:span> </text:p>
          </table:table-cell>
          <table:table-cell table:style-name="Tabla6.A3" office:value-type="string">
            <text:p text:style-name="P23">Pulsar 'Preferencias', abrir pestaña “Gestión de permisos”, escribir en el campo “usuario” el nombre de un usuario existente y seleccionarlo en el desplegable. En “Contenedor” elegir “Calendario” y pulsar “Añadir”. En la nueva fila creada pulsar sobre la categoría y seleccionar una. Cambiar el permiso a 'Lectura'. Guardar.</text:p>
          </table:table-cell>
        </table:table-row>
        <table:table-row>
          <table:table-cell table:style-name="Tabla6.A5" office:value-type="string">
            <text:p text:style-name="P23">CA_GUI_304</text:p>
          </table:table-cell>
          <table:table-cell table:style-name="Tabla6.A5" office:value-type="string">
            <text:p text:style-name="P23"><text:span text:style-name="T4">Añadir permisos de escritura sobre una categoría del calendario.</text:span> </text:p>
          </table:table-cell>
          <table:table-cell table:style-name="Tabla6.A3" office:value-type="string">
            <text:p text:style-name="P23">Pulsar 'Preferencias', abrir pestaña Gestión de permisos”, escribir en el campo “usuario” el nombre de un usuario existente y seleccionarlo en el desplegable. En “Contenedor” elegir “Calendario” y pulsar “Añadir”. En la nueva fila creada pulsar sobre la categoría y seleccionar una. Cambiar el permiso a 'Escritura'. Guardar.</text:p>
          </table:table-cell>
        </table:table-row>
        <table:table-row>
          <table:table-cell table:style-name="Tabla6.A5" office:value-type="string">
            <text:p text:style-name="P23">CA_GUI_305</text:p>
          </table:table-cell>
          <table:table-cell table:style-name="Tabla6.A5" office:value-type="string">
            <text:p text:style-name="P23"><text:span text:style-name="T4">Añadir permisos de lectura sobre todo el calendario.</text:span> </text:p>
          </table:table-cell>
          <table:table-cell table:style-name="Tabla6.A3" office:value-type="string">
            <text:p text:style-name="P23">Pulsar 'Preferencias', abrir pestaña “Gestión de permisos”, escribir en el campo “usuario” el nombre de un usuario existente y seleccionarlo en el desplegable. En “Contenedor” elegir “Calendario” y pulsar “Añadir”. En la nueva fila creada cambiar el permiso a 'Lectura'. Guardar.</text:p>
          </table:table-cell>
        </table:table-row>
        <table:table-row>
          <table:table-cell table:style-name="Tabla6.A5" office:value-type="string">
            <text:p text:style-name="P23">CA_GUI_306</text:p>
          </table:table-cell>
          <table:table-cell table:style-name="Tabla6.A5" office:value-type="string">
            <text:p text:style-name="P23"><text:span text:style-name="T4">Añadir permisos de escritura sobre todo el calendario.</text:span> </text:p>
          </table:table-cell>
          <table:table-cell table:style-name="Tabla6.A3" office:value-type="string">
            <text:p text:style-name="P23">Pulsar 'Preferencias', abrir pestaña “Gestión de permisos”, escribir en el campo “usuario” el nombre de un usuario existente y seleccionarlo en el desplegable. En “Contenedor” elegir “Calendario” y pulsar “Añadir”. En la nueva fila creada cambiar el permiso a 'Escritura'. Guardar.</text:p>
          </table:table-cell>
        </table:table-row>
        <table:table-row>
          <table:table-cell table:style-name="Tabla6.A5" office:value-type="string">
            <text:p text:style-name="P23">CA_GUI_307</text:p>
          </table:table-cell>
          <table:table-cell table:style-name="Tabla6.A5" office:value-type="string">
            <text:p text:style-name="P23"><text:span text:style-name="T4">Exportar todos los elementos de la libreta de contactos.</text:span> </text:p>
          </table:table-cell>
          <table:table-cell table:style-name="Tabla6.A3" office:value-type="string">
            <text:p text:style-name="P23">Pulsar 'Preferencias', pulsar pestaña 'Importar/Exportar” y pulsar el botón 'Exportar” de la sección de contactos y seleccionar formato VCF.</text:p>
          </table:table-cell>
        </table:table-row>
        <table:table-row>
          <table:table-cell table:style-name="Tabla6.A5" office:value-type="string">
            <text:p text:style-name="P23">CA_GUI_308</text:p>
          </table:table-cell>
          <table:table-cell table:style-name="Tabla6.A5" office:value-type="string">
            <text:p text:style-name="P23"><text:span text:style-name="T4">Importar todos los elementos de la libreta de contactos.</text:span> </text:p>
          </table:table-cell>
          <table:table-cell table:style-name="Tabla6.A3" office:value-type="string">
            <text:p text:style-name="P23">Pulsar 'Preferencias', pulsar pestaña 'Importar/Exportar” y pulsar el botón 'Importar” de la sección de contactos, seleccionar formato VCF y seleccionar un fichero VCF.</text:p>
          </table:table-cell>
        </table:table-row>
        <table:table-row>
          <table:table-cell table:style-name="Tabla6.A5" office:value-type="string">
            <text:p text:style-name="P23">CA_GUI_309</text:p>
          </table:table-cell>
          <table:table-cell table:style-name="Tabla6.A5" office:value-type="string">
            <text:p text:style-name="P23"><text:span text:style-name="T4">Añadir permisos de lectura sobre una categoría de la libreta de contactos.</text:span> </text:p>
          </table:table-cell>
          <table:table-cell table:style-name="Tabla6.A3" office:value-type="string">
            <text:p text:style-name="P23">Pulsar 'Preferencias', abrir pestaña “Gestión de permisos”, escribir en el campo “usuario” el nombre de un usuario existente y seleccionarlo en el desplegable. En “Contenedor” elegir “Libreta de contactos” y pulsar “Añadir”. En la nueva fila creada pulsar sobre la categoría y seleccionar una. Cambiar el permiso a 'Lectura'. Guardar.</text:p>
          </table:table-cell>
        </table:table-row>
        <table:table-row>
          <table:table-cell table:style-name="Tabla6.A5" office:value-type="string">
            <text:p text:style-name="P23">CA_GUI_310</text:p>
          </table:table-cell>
          <table:table-cell table:style-name="Tabla6.A5" office:value-type="string">
            <text:p text:style-name="P23"><text:span text:style-name="T4">Añadir permisos de escritura sobre una categoría de la libreta de contactos.</text:span> </text:p>
          </table:table-cell>
          <table:table-cell table:style-name="Tabla6.A3" office:value-type="string">
            <text:p text:style-name="P23">Pulsar 'Preferencias', abrir pestaña “Gestión de permisos”, escribir en el campo “usuario” el nombre de un usuario existente y seleccionarlo en el desplegable. En “Contenedor” elegir “Libreta de contactos” y pulsar “Añadir”. En la nueva fila creada pulsar sobre la categoría y seleccionar una. Cambiar el permiso a 'Escritura'. Guardar.</text:p>
          </table:table-cell>
        </table:table-row>
        <table:table-row>
          <table:table-cell table:style-name="Tabla6.A5" office:value-type="string">
            <text:p text:style-name="P23">CA_GUI_311</text:p>
          </table:table-cell>
          <table:table-cell table:style-name="Tabla6.A5" office:value-type="string">
            <text:p text:style-name="P23"><text:span text:style-name="T4">Añadir permisos de lectura sobre toda la libreta de contactos.</text:span> </text:p>
          </table:table-cell>
          <table:table-cell table:style-name="Tabla6.A3" office:value-type="string">
            <text:p text:style-name="P23">Pulsar 'Preferencias', abrir pestaña “Gestión de permisos”, escribir en el campo “usuario” el nombre de un usuario existente y seleccionarlo en el desplegable. En “Contenedor” elegir “Libreta de contactos” y pulsar “Añadir”. En la nueva fila creada cambiar el permiso a 'Lectura'. Guardar.</text:p>
          </table:table-cell>
        </table:table-row>
        <text:soft-page-break/>
        <table:table-row>
          <table:table-cell table:style-name="Tabla6.A5" office:value-type="string">
            <text:p text:style-name="P23">CA_GUI_312</text:p>
          </table:table-cell>
          <table:table-cell table:style-name="Tabla6.A5" office:value-type="string">
            <text:p text:style-name="P23"><text:span text:style-name="T4">Añadir permisos de escritura sobre toda la libreta de contactos.</text:span> </text:p>
          </table:table-cell>
          <table:table-cell table:style-name="Tabla6.A3" office:value-type="string">
            <text:p text:style-name="P23">Pulsar 'Preferencias', abrir pestaña “Gestión de permisos”, escribir en el campo “usuario” el nombre de un usuario existente y seleccionarlo en el desplegable. En “Contenedor” elegir “Libreta de contactos” y pulsar “Añadir”. En la nueva fila creada cambiar el permiso a 'Escritura'. Guardar.</text:p>
          </table:table-cell>
        </table:table-row>
        <table:table-row>
          <table:table-cell table:style-name="Tabla6.A5" office:value-type="string">
            <text:p text:style-name="P23">CA_GUI_313</text:p>
          </table:table-cell>
          <table:table-cell table:style-name="Tabla6.A5" office:value-type="string">
            <text:p text:style-name="P23"><text:span text:style-name="T4">Exportar todos los elementos del registro de tareas.</text:span> </text:p>
          </table:table-cell>
          <table:table-cell table:style-name="Tabla6.A3" office:value-type="string">
            <text:p text:style-name="P23">Pulsar 'Preferencias', pulsar pestaña 'Importar/Exportar” y pulsar el botón 'Exportar” de la sección de tareas.</text:p>
          </table:table-cell>
        </table:table-row>
        <table:table-row>
          <table:table-cell table:style-name="Tabla6.A5" office:value-type="string">
            <text:p text:style-name="P23">CA_GUI_314</text:p>
          </table:table-cell>
          <table:table-cell table:style-name="Tabla6.A5" office:value-type="string">
            <text:p text:style-name="P23"><text:span text:style-name="T4">Importar todos los elementos del registro de tareas.</text:span> </text:p>
          </table:table-cell>
          <table:table-cell table:style-name="Tabla6.A3" office:value-type="string">
            <text:p text:style-name="P23">Pulsar 'Preferencias', pulsar pestaña 'Importar/Exportar” y pulsar el botón 'Importar” de la sección de tareas, seleccionar el fichero y pulsar 'Guardar'</text:p>
          </table:table-cell>
        </table:table-row>
        <table:table-row>
          <table:table-cell table:style-name="Tabla6.A5" office:value-type="string">
            <text:p text:style-name="P23">CA_GUI_315</text:p>
          </table:table-cell>
          <table:table-cell table:style-name="Tabla6.A5" office:value-type="string">
            <text:p text:style-name="P23"><text:span text:style-name="T4">Añadir permisos de lectura sobre una categoría del registro de tareas.</text:span> </text:p>
          </table:table-cell>
          <table:table-cell table:style-name="Tabla6.A3" office:value-type="string">
            <text:p text:style-name="P23">Pulsar 'Preferencias', abrir pestaña “Gestión de permisos”, escribir en el campo “usuario” el nombre de un usuario existente y seleccionarlo en el desplegable. En “Contenedor” elegir “Registro de tareas” y pulsar “Añadir”. En la nueva fila creada pulsar sobre la categoría y seleccionar una. Cambiar el permiso a 'Lectura'. Guardar.</text:p>
          </table:table-cell>
        </table:table-row>
        <table:table-row>
          <table:table-cell table:style-name="Tabla6.A5" office:value-type="string">
            <text:p text:style-name="P23">CA_GUI_316</text:p>
          </table:table-cell>
          <table:table-cell table:style-name="Tabla6.A5" office:value-type="string">
            <text:p text:style-name="P23"><text:span text:style-name="T4">Añadir permisos de escritura sobre una categoría del registro de tareas.</text:span> </text:p>
          </table:table-cell>
          <table:table-cell table:style-name="Tabla6.A3" office:value-type="string">
            <text:p text:style-name="P23">Pulsar 'Preferencias', abrir pestaña “Gestión de permisos”, escribir en el campo “usuario” el nombre de un usuario existente y seleccionarlo en el desplegable. En “Contenedor” elegir “Registro de tareas” y pulsar “Añadir”. En la nueva fila creada pulsar sobre la categoría y seleccionar una. Cambiar el permiso a 'Escritura'. Guardar.</text:p>
          </table:table-cell>
        </table:table-row>
        <table:table-row>
          <table:table-cell table:style-name="Tabla6.A5" office:value-type="string">
            <text:p text:style-name="P23">CA_GUI_317</text:p>
          </table:table-cell>
          <table:table-cell table:style-name="Tabla6.A5" office:value-type="string">
            <text:p text:style-name="P23"><text:span text:style-name="T4">Añadir permisos de lectura sobre todo el registro de tareas.</text:span> </text:p>
          </table:table-cell>
          <table:table-cell table:style-name="Tabla6.A3" office:value-type="string">
            <text:p text:style-name="P23">Pulsar 'Preferencias', abrir pestaña “Gestión de permisos”, escribir en el campo “usuario” el nombre de un usuario existente y seleccionarlo en el desplegable. En “Contenedor” elegir “Registro de tareas” y pulsar “Añadir”. En la nueva fila creada cambiar el permiso a 'Lectura'. Guardar.</text:p>
          </table:table-cell>
        </table:table-row>
        <table:table-row>
          <table:table-cell table:style-name="Tabla6.A5" office:value-type="string">
            <text:p text:style-name="P23">CA_GUI_318</text:p>
          </table:table-cell>
          <table:table-cell table:style-name="Tabla6.A5" office:value-type="string">
            <text:p text:style-name="P23"><text:span text:style-name="T4">Añadir permisos de escritura sobre todo el registro de tareas.</text:span> </text:p>
          </table:table-cell>
          <table:table-cell table:style-name="Tabla6.A3" office:value-type="string">
            <text:p text:style-name="P23">Pulsar 'Preferencias', abrir pestaña “Gestión de permisos”, escribir en el campo “usuario” el nombre de un usuario existente y seleccionarlo en el desplegable. En “Contenedor” elegir “Registro de tareas” y pulsar “Añadir”. En la nueva fila creada cambiar el permiso a 'Escritura'. Guardar.</text:p>
          </table:table-cell>
        </table:table-row>
        <table:table-row>
          <table:table-cell table:style-name="Tabla6.A5" office:value-type="string">
            <text:p text:style-name="P23">CA_GUI_319</text:p>
          </table:table-cell>
          <table:table-cell table:style-name="Tabla6.A5" office:value-type="string">
            <text:p text:style-name="P23"><text:span text:style-name="T4">Activar una suscripción inactiva.</text:span> </text:p>
          </table:table-cell>
          <table:table-cell table:style-name="Tabla6.A3" office:value-type="string">
            <text:p text:style-name="P23">Pulsar 'Preferencias', abrir pestaña “Suscripciones” y realizar doble click sobre la celda 'Estado' de una suscripción inactiva y cambiarla a 'Activa'. Pulsar 'Guardar'</text:p>
          </table:table-cell>
        </table:table-row>
        <table:table-row>
          <table:table-cell table:style-name="Tabla6.A5" office:value-type="string">
            <text:p text:style-name="P23">CA_GUI_320</text:p>
          </table:table-cell>
          <table:table-cell table:style-name="Tabla6.A5" office:value-type="string">
            <text:p text:style-name="P23">Desactivar una suscripción activa</text:p>
          </table:table-cell>
          <table:table-cell table:style-name="Tabla6.A3" office:value-type="string">
            <text:p text:style-name="P23">Pulsar 'Preferencias', abrir pestaña “Suscripciones” y realizar doble click sobre la celda 'Estado' de una suscripción inactiva y cambiarla a 'Inactiva'. Pulsar 'Guardar'</text:p>
          </table:table-cell>
        </table:table-row>
        <table:table-row>
          <table:table-cell table:style-name="Tabla6.A5" office:value-type="string">
            <text:p text:style-name="P23">CA_GUI_321</text:p>
          </table:table-cell>
          <table:table-cell table:style-name="Tabla6.A5" office:value-type="string">
            <text:p text:style-name="P23">No permitir por defecto la consulta de disponibilidad </text:p>
          </table:table-cell>
          <table:table-cell table:style-name="Tabla6.A3" office:value-type="string">
            <text:p text:style-name="P23">Pulsar 'Preferencias', abrir pestaña 'Disponibilidad' y seleccionar 'Invisible'. Guardar</text:p>
          </table:table-cell>
        </table:table-row>
        <table:table-row>
          <table:table-cell table:style-name="Tabla6.A5" office:value-type="string">
            <text:p text:style-name="P23">CA_GUI_322</text:p>
          </table:table-cell>
          <table:table-cell table:style-name="Tabla6.A5" office:value-type="string">
            <text:p text:style-name="P23">Permitir por defecto la consulta de disponibilidad </text:p>
          </table:table-cell>
          <table:table-cell table:style-name="Tabla6.A3" office:value-type="string">
            <text:p text:style-name="P23">Pulsar 'Preferencias', abrir pestaña 'Disponibilidad' y seleccionar 'Visible'. Guardar</text:p>
          </table:table-cell>
        </table:table-row>
        <table:table-row>
          <table:table-cell table:style-name="Tabla6.A5" office:value-type="string">
            <text:p text:style-name="P23">CA_GUI_323</text:p>
          </table:table-cell>
          <table:table-cell table:style-name="Tabla6.A5" office:value-type="string">
            <text:p text:style-name="P23">Añadir una excepción de consulta de visibilidad.</text:p>
          </table:table-cell>
          <table:table-cell table:style-name="Tabla6.A3" office:value-type="string">
            <text:p text:style-name="P23">Pulsar 'Preferencias', abrir pestaña 'Disponibilidad', marcar 'Invisible', en 'Usuario' escribir el nombre de un usuario existente y seleccionarlo del desplegable. Seleccionar el permiso 'PERMITIDO' y pulsar 'GUARDAR'</text:p>
          </table:table-cell>
        </table:table-row>
        <table:table-row>
          <table:table-cell table:style-name="Tabla6.A5" office:value-type="string">
            <text:p text:style-name="P23">CA_GUI_324</text:p>
          </table:table-cell>
          <table:table-cell table:style-name="Tabla6.A5" office:value-type="string">
            <text:p text:style-name="P23">Eliminar una excepción <text:s/>de <text:soft-page-break/>consulta de visibilidad.</text:p>
          </table:table-cell>
          <table:table-cell table:style-name="Tabla6.A3" office:value-type="string">
            <text:p text:style-name="P23">Pulsar 'Preferencias', abrir pestaña 'Disponibilidad' y pulsar el botón <text:soft-page-break/>'Eliminar' </text:p>
          </table:table-cell>
        </table:table-row>
        <table:table-row>
          <table:table-cell table:style-name="Tabla6.A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6.A3" table:number-columns-spanned="3" office:value-type="string">
            <text:p text:style-name="P24">Búsqueda</text:p>
          </table:table-cell>
          <table:covered-table-cell/>
          <table:covered-table-cell/>
        </table:table-row>
        <table:table-row>
          <table:table-cell table:style-name="Tabla6.A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6.A5" office:value-type="string">
            <text:p text:style-name="P23">CA_GUI_401</text:p>
          </table:table-cell>
          <table:table-cell table:style-name="Tabla6.A5" office:value-type="string">
            <text:p text:style-name="P23"><text:span text:style-name="T4">Buscar citas, contactos y tareas según un criterio de búsqueda.</text:span> </text:p>
          </table:table-cell>
          <table:table-cell table:style-name="Tabla6.A3" office:value-type="string">
            <text:p text:style-name="P23">Pulsar el icono de lupa, marcar todos los tipos de datos, introducir un criterio de búsqueda y pulsar 'Buscar'</text:p>
          </table:table-cell>
        </table:table-row>
        <table:table-row>
          <table:table-cell table:style-name="Tabla6.A5" office:value-type="string">
            <text:p text:style-name="P23">CA_GUI_402</text:p>
          </table:table-cell>
          <table:table-cell table:style-name="Tabla6.A5" office:value-type="string">
            <text:p text:style-name="P23"><text:span text:style-name="T4">Acceder a los resultados encontrados</text:span> </text:p>
          </table:table-cell>
          <table:table-cell table:style-name="Tabla6.A3" office:value-type="string">
            <text:p text:style-name="P23">Pulsar el icono de lupa, marcar todos los tipos de datos, introducir un criterio de búsqueda y pulsar 'Buscar'. Pulsar sobre el icono de editar de alguno de los resultados.</text:p>
          </table:table-cell>
        </table:table-row>
        <table:table-row>
          <table:table-cell table:style-name="Tabla6.A5" office:value-type="string">
            <text:p text:style-name="P23">CA_GUI_403</text:p>
          </table:table-cell>
          <table:table-cell table:style-name="Tabla6.A5" office:value-type="string">
            <text:p text:style-name="P23"><text:span text:style-name="T4">Eliminar alguno de los resultados encontrados.</text:span> </text:p>
          </table:table-cell>
          <table:table-cell table:style-name="Tabla6.A3" office:value-type="string">
            <text:p text:style-name="P23">Pulsar el icono de lupa, marcar todos los tipos de datos, introducir un criterio de búsqueda y pulsar 'Buscar'. Pulsar sobre el icono de borrar de alguno de los resultados.</text:p>
          </table:table-cell>
        </table:table-row>
        <table:table-row>
          <table:table-cell table:style-name="Tabla6.A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6.A3" table:number-columns-spanned="3" office:value-type="string">
            <text:p text:style-name="P24">Papelera</text:p>
          </table:table-cell>
          <table:covered-table-cell/>
          <table:covered-table-cell/>
        </table:table-row>
        <table:table-row>
          <table:table-cell table:style-name="Tabla6.A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a6.A5" office:value-type="string">
            <text:p text:style-name="P23">CA_GUI_501</text:p>
          </table:table-cell>
          <table:table-cell table:style-name="Tabla6.A5" office:value-type="string">
            <text:p text:style-name="P23"><text:span text:style-name="T4">Restaurar muchas citas de la papelera de reciclaje.</text:span> </text:p>
          </table:table-cell>
          <table:table-cell table:style-name="Tabla6.A3" office:value-type="string">
            <text:p text:style-name="P23">Pulsar <text:s/>el icono de 'Papelera' y abrir la pestaña 'Citas'. Seleccionar varias citas y pulsar restaurar.</text:p>
          </table:table-cell>
        </table:table-row>
        <table:table-row>
          <table:table-cell table:style-name="Tabla6.A5" office:value-type="string">
            <text:p text:style-name="P23">CA_GUI_502</text:p>
          </table:table-cell>
          <table:table-cell table:style-name="Tabla6.A5" office:value-type="string">
            <text:p text:style-name="P23"><text:span text:style-name="T4">Eliminar muchas citas de la papelera de reciclaje.</text:span> </text:p>
          </table:table-cell>
          <table:table-cell table:style-name="Tabla6.A3" office:value-type="string">
            <text:p text:style-name="P23">Pulsar <text:s/>el icono de 'Papelera' y abrir la pestaña 'Citas'. Seleccionar varias citas y pulsar borrar.</text:p>
          </table:table-cell>
        </table:table-row>
        <table:table-row>
          <table:table-cell table:style-name="Tabla6.A5" office:value-type="string">
            <text:p text:style-name="P23">CA_GUI_503</text:p>
          </table:table-cell>
          <table:table-cell table:style-name="Tabla6.A5" office:value-type="string">
            <text:p text:style-name="P23"><text:span text:style-name="T4">Eliminar todas las citas de la papelera de reciclaje, haciendo uso del menú desplegable.</text:span> </text:p>
          </table:table-cell>
          <table:table-cell table:style-name="Tabla6.A3" office:value-type="string">
            <text:p text:style-name="P23">Pulsar <text:s/>el icono de 'Papelera', abrir la pestaña 'Citas', pulsar el botón 'Acciones' <text:s/>y seleccionar “Eliminar todas las citas'</text:p>
          </table:table-cell>
        </table:table-row>
        <table:table-row>
          <table:table-cell table:style-name="Tabla6.A5" office:value-type="string">
            <text:p text:style-name="P23">CA_GUI_504</text:p>
          </table:table-cell>
          <table:table-cell table:style-name="Tabla6.A5" office:value-type="string">
            <text:p text:style-name="P23"><text:span text:style-name="T4">Restaurar un contacto de la papelera de reciclaje.</text:span> </text:p>
          </table:table-cell>
          <table:table-cell table:style-name="Tabla6.A3" office:value-type="string">
            <text:p text:style-name="P23">Pulsar <text:s/>el icono de 'Papelera' y abrir la pestaña 'Contactos'. Seleccionar un contacto y pulsar restaurar.</text:p>
          </table:table-cell>
        </table:table-row>
        <table:table-row>
          <table:table-cell table:style-name="Tabla6.A5" office:value-type="string">
            <text:p text:style-name="P23">CA_GUI_505</text:p>
          </table:table-cell>
          <table:table-cell table:style-name="Tabla6.A5" office:value-type="string">
            <text:p text:style-name="P23"><text:span text:style-name="T4">Eliminar muchos contactos de la papelera de reciclaje.</text:span> </text:p>
          </table:table-cell>
          <table:table-cell table:style-name="Tabla6.A3" office:value-type="string">
            <text:p text:style-name="P23">Pulsar <text:s/>el icono de 'Papelera' y abrir la pestaña 'Contactos'. Seleccionar varios contactos y pulsar borrar.</text:p>
          </table:table-cell>
        </table:table-row>
        <table:table-row>
          <table:table-cell table:style-name="Tabla6.A5" office:value-type="string">
            <text:p text:style-name="P23">CA_GUI_506</text:p>
          </table:table-cell>
          <table:table-cell table:style-name="Tabla6.A5" office:value-type="string">
            <text:p text:style-name="P23"><text:span text:style-name="T4">Eliminar todos los contactos de la papelera de reciclaje, haciendo uso del menú desplegable.</text:span> </text:p>
          </table:table-cell>
          <table:table-cell table:style-name="Tabla6.A3" office:value-type="string">
            <text:p text:style-name="P23">Pulsar <text:s/>el icono de 'Papelera', abrir la pestaña 'Contactos', pulsar el botón 'Acciones' <text:s/>y seleccionar “Eliminar todos los contactos'</text:p>
          </table:table-cell>
        </table:table-row>
        <table:table-row>
          <table:table-cell table:style-name="Tabla6.A5" office:value-type="string">
            <text:p text:style-name="P23">CA_GUI_507</text:p>
          </table:table-cell>
          <table:table-cell table:style-name="Tabla6.A5" office:value-type="string">
            <text:p text:style-name="P23"><text:span text:style-name="T4">Restaurar muchas tareas de la papelera de reciclaje.</text:span> </text:p>
          </table:table-cell>
          <table:table-cell table:style-name="Tabla6.A3" office:value-type="string">
            <text:p text:style-name="P23">Pulsar <text:s/>el icono de 'Papelera' y abrir la pestaña 'Tareas'. Seleccionar varias tareas y pulsar restaurar.</text:p>
          </table:table-cell>
        </table:table-row>
        <table:table-row>
          <table:table-cell table:style-name="Tabla6.A5" office:value-type="string">
            <text:p text:style-name="P23">CA_GUI_508</text:p>
          </table:table-cell>
          <table:table-cell table:style-name="Tabla6.A5" office:value-type="string">
            <text:p text:style-name="P23"><text:span text:style-name="T4">Eliminar muchas tareas de la papelera de reciclaje.</text:span> </text:p>
          </table:table-cell>
          <table:table-cell table:style-name="Tabla6.A3" office:value-type="string">
            <text:p text:style-name="P23">Pulsar <text:s/>el icono de 'Papelera' y abrir la pestaña 'tareas'. Seleccionar varias tareas y pulsar borrar.</text:p>
          </table:table-cell>
        </table:table-row>
        <table:table-row>
          <table:table-cell table:style-name="Tabla6.A5" office:value-type="string">
            <text:p text:style-name="P23">CA_GUI_509</text:p>
          </table:table-cell>
          <table:table-cell table:style-name="Tabla6.A5" office:value-type="string">
            <text:p text:style-name="P23"><text:span text:style-name="T4">Eliminar todas las tareas de la papelera de reciclaje, haciendo uso del menú desplegable.</text:span> </text:p>
          </table:table-cell>
          <table:table-cell table:style-name="Tabla6.A3" office:value-type="string">
            <text:p text:style-name="P23">Pulsar <text:s/>el icono de 'Papelera', abrir la pestaña 'Tareas', pulsar el botón 'Acciones' <text:s/>y seleccionar “Eliminar todas las tareas'</text:p>
          </table:table-cell>
        </table:table-row>
      </table:table>
      <text:h text:style-name="Heading_20_2" text:outline-level="2"><text:bookmark-start text:name="__RefHeading__24619_1996475628"/><text:soft-page-break/>Interfaz web de administración<text:bookmark-end text:name="__RefHeading__24619_1996475628"/></text:h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9">Prueba</text:p>
          </table:table-cell>
          <table:table-cell table:style-name="Tabla7.A1" office:value-type="string">
            <text:p text:style-name="P9">Caso de prueba</text:p>
          </table:table-cell>
          <table:table-cell table:style-name="Tabla7.C1" office:value-type="string">
            <text:p text:style-name="P9">Descripción</text:p>
          </table:table-cell>
        </table:table-row>
        <table:table-row>
          <table:table-cell table:style-name="Tabla7.A2" office:value-type="string">
            <text:p text:style-name="P23">CA_GUIADM_01</text:p>
          </table:table-cell>
          <table:table-cell table:style-name="Tabla7.A2" office:value-type="string">
            <text:p text:style-name="P23">Acceso de superadministrador</text:p>
          </table:table-cell>
          <table:table-cell table:style-name="Tabla7.C2" office:value-type="string">
            <text:p text:style-name="P23">Un usuario superadministrador accede a la aplicación.</text:p>
          </table:table-cell>
        </table:table-row>
        <table:table-row>
          <table:table-cell table:style-name="Tabla7.A2" office:value-type="string">
            <text:p text:style-name="P23">CA_GUIADM_02</text:p>
          </table:table-cell>
          <table:table-cell table:style-name="Tabla7.A2" office:value-type="string">
            <text:p text:style-name="P23">Acceso de administrador de entidad</text:p>
          </table:table-cell>
          <table:table-cell table:style-name="Tabla7.C2" office:value-type="string">
            <text:p text:style-name="P23">Un usuario que es administrador de alguna entidad pero no es superadministrador accede a la aplicación.</text:p>
          </table:table-cell>
        </table:table-row>
        <table:table-row>
          <table:table-cell table:style-name="Tabla7.A2" office:value-type="string">
            <text:p text:style-name="P23">CA_GUIADM_03</text:p>
          </table:table-cell>
          <table:table-cell table:style-name="Tabla7.A2" office:value-type="string">
            <text:p text:style-name="P23">Consulta de información del SAD</text:p>
          </table:table-cell>
          <table:table-cell table:style-name="Tabla7.C2" office:value-type="string">
            <text:p text:style-name="P23">Pulsar el menú 'Datos del sistema'.</text:p>
          </table:table-cell>
        </table:table-row>
        <table:table-row>
          <table:table-cell table:style-name="Tabla7.A2" office:value-type="string">
            <text:p text:style-name="P23">CA_GUIADM_04</text:p>
          </table:table-cell>
          <table:table-cell table:style-name="Tabla7.A2" office:value-type="string">
            <text:p text:style-name="P23">Cambio de zona horaria</text:p>
          </table:table-cell>
          <table:table-cell table:style-name="Tabla7.C2" office:value-type="string">
            <text:p text:style-name="P23">En la pantalla de zona horaria, seleccionar una zona horaria del desplegable y pulsar el botón 'Guardar'. El valor inicial que aparece en el combobox es el valor de la zona horaria establecida para el SAD.</text:p>
          </table:table-cell>
        </table:table-row>
        <table:table-row>
          <table:table-cell table:style-name="Tabla7.A2" office:value-type="string">
            <text:p text:style-name="P23">CA_GUIADM_05</text:p>
          </table:table-cell>
          <table:table-cell table:style-name="Tabla7.A2" office:value-type="string">
            <text:p text:style-name="P23">Listado de días festivos</text:p>
          </table:table-cell>
          <table:table-cell table:style-name="Tabla7.C2" office:value-type="string">
            <text:p text:style-name="P23"><text:span text:style-name="T2">Pulsar </text:span><text:span text:style-name="T3">Calendario de festivos </text:span><text:span text:style-name="T2">en el menú 'Configuración'.</text:span></text:p>
          </table:table-cell>
        </table:table-row>
        <table:table-row>
          <table:table-cell table:style-name="Tabla7.A2" office:value-type="string">
            <text:p text:style-name="P23">CA_GUIADM_06</text:p>
          </table:table-cell>
          <table:table-cell table:style-name="Tabla7.A2" office:value-type="string">
            <text:p text:style-name="P23">Registro de un día festivo</text:p>
          </table:table-cell>
          <table:table-cell table:style-name="Tabla7.C2" office:value-type="string">
            <text:p text:style-name="P23"><text:span text:style-name="T2">Pulsar </text:span><text:span text:style-name="T3">Nuevo </text:span><text:span text:style-name="T2">en la pantalla de listado de días festivos. Todos los campos son obligatorios salvo 'Descripción'. Puede elegirse una categoría ya existente o bien introducir una nueva. Pulsar el botón 'Guardar' para crear la festividad.</text:span></text:p>
          </table:table-cell>
        </table:table-row>
        <table:table-row>
          <table:table-cell table:style-name="Tabla7.A2" office:value-type="string">
            <text:p text:style-name="P23">CA_GUIADM_07</text:p>
          </table:table-cell>
          <table:table-cell table:style-name="Tabla7.A2" office:value-type="string">
            <text:p text:style-name="P23">Borrado de un día festivo</text:p>
          </table:table-cell>
          <table:table-cell table:style-name="Tabla7.C2" office:value-type="string">
            <text:p text:style-name="P23"><text:span text:style-name="T2">En la pantalla de listado de días festivos seleccionar el festivo a borrar. Pulsar sobre el botón </text:span><text:span text:style-name="T3">Eliminar </text:span><text:span text:style-name="T2">o sobre el icono de borrado.</text:span></text:p>
          </table:table-cell>
        </table:table-row>
        <table:table-row>
          <table:table-cell table:style-name="Tabla7.A2" office:value-type="string">
            <text:p text:style-name="P23">CA_GUIADM_08</text:p>
          </table:table-cell>
          <table:table-cell table:style-name="Tabla7.A2" office:value-type="string">
            <text:p text:style-name="P23">Borrado de varios días festivos</text:p>
          </table:table-cell>
          <table:table-cell table:style-name="Tabla7.C2" office:value-type="string">
            <text:p text:style-name="P23"><text:span text:style-name="T2">En la pantalla de listado de días festivos, seleccionar los festivos a borrar. Pulsar sobre el botón </text:span><text:span text:style-name="T3">Eliminar</text:span><text:span text:style-name="T2">.</text:span></text:p>
          </table:table-cell>
        </table:table-row>
        <table:table-row>
          <table:table-cell table:style-name="Tabla7.A2" office:value-type="string">
            <text:p text:style-name="P23">CA_GUIADM_09</text:p>
          </table:table-cell>
          <table:table-cell table:style-name="Tabla7.A2" office:value-type="string">
            <text:p text:style-name="P23">Listado de perfiles</text:p>
          </table:table-cell>
          <table:table-cell table:style-name="Tabla7.C2" office:value-type="string">
            <text:p text:style-name="P23"><text:span text:style-name="T2">Pulsar </text:span><text:span text:style-name="T3">Perfiles y permisos </text:span><text:span text:style-name="T2">en el menú de 'Configuración'.</text:span></text:p>
          </table:table-cell>
        </table:table-row>
        <table:table-row>
          <table:table-cell table:style-name="Tabla7.A2" office:value-type="string">
            <text:p text:style-name="P23">CA_GUIADM_10</text:p>
          </table:table-cell>
          <table:table-cell table:style-name="Tabla7.A2" office:value-type="string">
            <text:p text:style-name="P23">Creación de un perfil</text:p>
          </table:table-cell>
          <table:table-cell table:style-name="Tabla7.C2" office:value-type="string">
            <text:p text:style-name="P23"><text:span text:style-name="T2">Pulsar </text:span><text:span text:style-name="T3">Nuevo </text:span><text:span text:style-name="T2">en la pantalla de listado de perfiles. Introducir nombre de perfil y descripción. Elegir los roles que tendrá el permiso. Pulsar '</text:span><text:span text:style-name="T3">Guardar' para crear el perfil.</text:span></text:p>
          </table:table-cell>
        </table:table-row>
        <table:table-row>
          <table:table-cell table:style-name="Tabla7.A2" office:value-type="string">
            <text:p text:style-name="P23">CA_GUIADM_11</text:p>
          </table:table-cell>
          <table:table-cell table:style-name="Tabla7.A2" office:value-type="string">
            <text:p text:style-name="P23">Edición de perfil</text:p>
          </table:table-cell>
          <table:table-cell table:style-name="Tabla7.C2" office:value-type="string">
            <text:p text:style-name="P23">Para editar un perfil hay que pulsar dos veces sobre él en la pantalla de listado o pulsar el icono de edición.</text:p>
          </table:table-cell>
        </table:table-row>
        <table:table-row>
          <table:table-cell table:style-name="Tabla7.A2" office:value-type="string">
            <text:p text:style-name="P23">CA_GUIADM_12</text:p>
          </table:table-cell>
          <table:table-cell table:style-name="Tabla7.A2" office:value-type="string">
            <text:p text:style-name="P23">Borrado de un perfil</text:p>
          </table:table-cell>
          <table:table-cell table:style-name="Tabla7.C2" office:value-type="string">
            <text:p text:style-name="P23">En la pantalla de listado de perfiles, seleccionar el perfil a borrar. Pulsar sobre el botón 'Eliminar' o sobre el icono de borrado.</text:p>
          </table:table-cell>
        </table:table-row>
        <table:table-row>
          <table:table-cell table:style-name="Tabla7.A2" office:value-type="string">
            <text:p text:style-name="P23">CA_GUIADM_13</text:p>
          </table:table-cell>
          <table:table-cell table:style-name="Tabla7.A2" office:value-type="string">
            <text:p text:style-name="P23">Borrado múltiple de perfiles</text:p>
          </table:table-cell>
          <table:table-cell table:style-name="Tabla7.C2" office:value-type="string">
            <text:p text:style-name="P23"><text:span text:style-name="T2">En la pantalla de listado de perfiles, seleccionar los perfiles a borrar. Pulsar sobre el botón '</text:span><text:span text:style-name="T3">Eliminar'</text:span><text:span text:style-name="T2">.</text:span></text:p>
          </table:table-cell>
        </table:table-row>
        <table:table-row>
          <table:table-cell table:style-name="Tabla7.A2" office:value-type="string">
            <text:p text:style-name="P23">CA_GUIADM_14</text:p>
          </table:table-cell>
          <table:table-cell table:style-name="Tabla7.A2" office:value-type="string">
            <text:p text:style-name="P23">Generar estadísticas de usuarios presentes</text:p>
          </table:table-cell>
          <table:table-cell table:style-name="Tabla7.C2" office:value-type="string">
            <text:p text:style-name="P23">Pulsar Usuarios presentes en el sistema en el menú de 'Estadísticas'. Seleccionar el tipo de gráfica, el rango de fechas, las entidades y tipos de usuarios implicados. Pulsar el botón 'Generar'.</text:p>
          </table:table-cell>
        </table:table-row>
        <table:table-row>
          <table:table-cell table:style-name="Tabla7.A2" office:value-type="string">
            <text:p text:style-name="P23">CA_GUIADM_15</text:p>
          </table:table-cell>
          <table:table-cell table:style-name="Tabla7.A2" office:value-type="string">
            <text:p text:style-name="P23">Generar estadísticas de consumo de usuarios</text:p>
          </table:table-cell>
          <table:table-cell table:style-name="Tabla7.C2" office:value-type="string">
            <text:p text:style-name="P23">Pulsar Consumo de cuota de usuarios en el menú de 'Estadísticas'. Seleccionar el tipo de gráfica, el rango de fechas y las entidades implicadas. Pulsar el botón 'Generar'.</text:p>
          </table:table-cell>
        </table:table-row>
        <table:table-row>
          <table:table-cell table:style-name="Tabla7.A2" office:value-type="string">
            <text:p text:style-name="P23">CA_GUIADM_16</text:p>
          </table:table-cell>
          <table:table-cell table:style-name="Tabla7.A2" office:value-type="string">
            <text:p text:style-name="P23">Generar estadísticas de accesos al sistema</text:p>
          </table:table-cell>
          <table:table-cell table:style-name="Tabla7.C2" office:value-type="string">
            <text:p text:style-name="P23">Pulsar Accesos al sistema en el menú de 'Estadísticas'. Seleccionar el tipo de gráfica, el rango de fechas, las entidades y tipos de usuarios implicados. Pulsar el botón 'Generar'.</text:p>
          </table:table-cell>
        </table:table-row>
        <table:table-row>
          <table:table-cell table:style-name="Tabla7.A2" office:value-type="string">
            <text:p text:style-name="P23">CA_GUIADM_17</text:p>
          </table:table-cell>
          <table:table-cell table:style-name="Tabla7.A2" office:value-type="string">
            <text:p text:style-name="P23">Generar estadísticas de accesos por interfaz</text:p>
          </table:table-cell>
          <table:table-cell table:style-name="Tabla7.C2" office:value-type="string">
            <text:p text:style-name="P23">Pulsar Accesos por interfaz en el menú de 'Estadísticas'. Seleccionar el tipo de gráfica, el rango de fechas, las interfaces, entidades y tipos de <text:soft-page-break/>usuarios <text:s/>implicados. Pulsar el botón 'Generar'.</text:p>
          </table:table-cell>
        </table:table-row>
        <table:table-row>
          <table:table-cell table:style-name="Tabla7.A2" office:value-type="string">
            <text:p text:style-name="P23">CA_GUIADM_18</text:p>
          </table:table-cell>
          <table:table-cell table:style-name="Tabla7.A2" office:value-type="string">
            <text:p text:style-name="P23">Generar estadísticas de errores syncml</text:p>
          </table:table-cell>
          <table:table-cell table:style-name="Tabla7.C2" office:value-type="string">
            <text:p text:style-name="P23">Pulsar Errores SyncML en el menú de 'Estadísticas'. Seleccionar el tipo de gráfica, el rango de fechas, el tipo de datos, entidades y tipos de usuarios implicados. Pulsar el botón 'Generar'.</text:p>
          </table:table-cell>
        </table:table-row>
        <table:table-row>
          <table:table-cell table:style-name="Tabla7.A2" office:value-type="string">
            <text:p text:style-name="P23">CA_GUIADM_19</text:p>
          </table:table-cell>
          <table:table-cell table:style-name="Tabla7.A2" office:value-type="string">
            <text:p text:style-name="P23">Generar estadísticas de datos PIM</text:p>
          </table:table-cell>
          <table:table-cell table:style-name="Tabla7.C2" office:value-type="string">
            <text:p text:style-name="P23">Pulsar Datos PIM en el menú de 'Estadísticas'. Seleccionar el tipo de gráfica, el rango de fechas, el tipo de datos, entidades y tipos de usuarios implicados. Pulsar el botón 'Generar'.</text:p>
          </table:table-cell>
        </table:table-row>
        <table:table-row>
          <table:table-cell table:style-name="Tabla7.A2" office:value-type="string">
            <text:p text:style-name="P23">CA_GUIADM_20</text:p>
          </table:table-cell>
          <table:table-cell table:style-name="Tabla7.A2" office:value-type="string">
            <text:p text:style-name="P23">Descargar plantilla de gráficas</text:p>
          </table:table-cell>
          <table:table-cell table:style-name="Tabla7.C2" office:value-type="string">
            <text:p text:style-name="P23">Pulsar Descarga de plantillas para gráficas en el menú de 'Estadísticas'. En la pantalla pulsar 'Descargar'.</text:p>
          </table:table-cell>
        </table:table-row>
        <table:table-row>
          <table:table-cell table:style-name="Tabla7.A2" office:value-type="string">
            <text:p text:style-name="P23">CA_GUIADM_21</text:p>
          </table:table-cell>
          <table:table-cell table:style-name="Tabla7.A2" office:value-type="string">
            <text:p text:style-name="P23">Listado de usuarios</text:p>
          </table:table-cell>
          <table:table-cell table:style-name="Tabla7.C2" office:value-type="string">
            <text:p text:style-name="P23"><text:span text:style-name="T2">Pulsar </text:span><text:span text:style-name="T3">Usuarios </text:span><text:span text:style-name="T2">en el menú de 'Gestión de usuarios'.</text:span></text:p>
          </table:table-cell>
        </table:table-row>
        <table:table-row>
          <table:table-cell table:style-name="Tabla7.A2" office:value-type="string">
            <text:p text:style-name="P23">CA_GUIADM_22</text:p>
          </table:table-cell>
          <table:table-cell table:style-name="Tabla7.A2" office:value-type="string">
            <text:p text:style-name="P23">Creación de un usuario</text:p>
          </table:table-cell>
          <table:table-cell table:style-name="Tabla7.C2" office:value-type="string">
            <text:p text:style-name="P23"><text:span text:style-name="T2">Pulsar </text:span><text:span text:style-name="T3">Nuevo </text:span><text:span text:style-name="T2">en la pantalla de listado de usuarios. </text:span><text:span text:style-name="T2">Aparecerá una pantalla en la que buscar los candidatos a ser usuarios. Seleccionar el deseado y pulsar </text:span><text:span text:style-name="T3">Siguiente</text:span><text:span text:style-name="T2">. A continuación aparece un menú con los datos del candidato y dos pestañas: en una es posible dar de alta un dispositivo y asociarlo al usuario, mientras que en la otra hay que elegir los perfiles asociados al usuario (seleccionar al menos uno). Pulsar sobre el botón '</text:span><text:span text:style-name="T3">Guardar'.</text:span></text:p>
          </table:table-cell>
        </table:table-row>
        <table:table-row>
          <table:table-cell table:style-name="Tabla7.A2" office:value-type="string">
            <text:p text:style-name="P23">CA_GUIADM_23</text:p>
          </table:table-cell>
          <table:table-cell table:style-name="Tabla7.A2" office:value-type="string">
            <text:p text:style-name="P23">Edición de usuario</text:p>
          </table:table-cell>
          <table:table-cell table:style-name="Tabla7.C2" office:value-type="string">
            <text:p text:style-name="P23">Para editar un usuario hay que pulsar dos veces sobre él en la pantalla de listado o pulsar el icono de edición.</text:p>
          </table:table-cell>
        </table:table-row>
        <table:table-row>
          <table:table-cell table:style-name="Tabla7.A2" office:value-type="string">
            <text:p text:style-name="P23">CA_GUIADM_23_A</text:p>
          </table:table-cell>
          <table:table-cell table:style-name="Tabla7.A2" office:value-type="string">
            <text:p text:style-name="P23">Editar perfiles de usuario</text:p>
          </table:table-cell>
          <table:table-cell table:style-name="Tabla7.C2" office:value-type="string">
            <text:p text:style-name="P23">Dentro de la pantalla de edición de usuarios marcar o desmarcar aquellos perfiles que se quieran conceder al usuario.</text:p>
          </table:table-cell>
        </table:table-row>
        <table:table-row>
          <table:table-cell table:style-name="Tabla7.A2" office:value-type="string">
            <text:p text:style-name="P23">CA_GUIADM_23_B</text:p>
          </table:table-cell>
          <table:table-cell table:style-name="Tabla7.A2" office:value-type="string">
            <text:p text:style-name="P23">Vaciar contenedores usuarios</text:p>
          </table:table-cell>
          <table:table-cell table:style-name="Tabla7.C2" office:value-type="string">
            <text:p text:style-name="P23">Dentro de la pantalla de edición de usuarios, seleccionar la pestaña Vaciar contenedores.</text:p>
            <text:p text:style-name="P23">Al pulsar el botón Eliminar todas las citas, se eliminarán las citas del calendario del usuario.</text:p>
            <text:p text:style-name="P23">Al pulsar el botón Eliminar todos los contactos, se eliminarán los contactos del usuario.</text:p>
            <text:p text:style-name="P23">Al pulsar el botón Eliminar todas las tareas, se eliminarán las tareas del usuario.</text:p>
          </table:table-cell>
        </table:table-row>
        <table:table-row>
          <table:table-cell table:style-name="Tabla7.A2" office:value-type="string">
            <text:p text:style-name="P23">CA_GUIADM_23_C</text:p>
          </table:table-cell>
          <table:table-cell table:style-name="Tabla7.A2" office:value-type="string">
            <text:p text:style-name="P23">Gestión de permisos</text:p>
          </table:table-cell>
          <table:table-cell table:style-name="Tabla7.C2" office:value-type="string">
            <text:p text:style-name="P23">Dentro de la pantalla de edición de usuarios seleccionar la pestaña de Gestión de permisos. Asignar permisos generales, permisos de sincronización y permisos de gestión de categorías.</text:p>
          </table:table-cell>
        </table:table-row>
        <table:table-row>
          <table:table-cell table:style-name="Tabla7.A2" office:value-type="string">
            <text:p text:style-name="P23">CA_GUIADM_23_D</text:p>
          </table:table-cell>
          <table:table-cell table:style-name="Tabla7.A2" office:value-type="string">
            <text:p text:style-name="P23">Suscripciones</text:p>
          </table:table-cell>
          <table:table-cell table:style-name="Tabla7.C2" office:value-type="string">
            <text:p text:style-name="P23">Dentro de la pantalla de edición de usuarios seleccionar la pestaña de Suscripciones. En el listado de suscripciones se pueden activar o desactivar las mismas.</text:p>
          </table:table-cell>
        </table:table-row>
        <table:table-row>
          <table:table-cell table:style-name="Tabla7.A2" office:value-type="string">
            <text:p text:style-name="P23">CA_GUIADM_24</text:p>
          </table:table-cell>
          <table:table-cell table:style-name="Tabla7.A2" office:value-type="string">
            <text:p text:style-name="P23">Borrado de un usuario</text:p>
          </table:table-cell>
          <table:table-cell table:style-name="Tabla7.C2" office:value-type="string">
            <text:p text:style-name="P23">En la pantalla de listado de usuarios, seleccionar el usuario a borrar. Pulsar sobre el botón 'Eliminar' o sobre el icono de borrado.</text:p>
          </table:table-cell>
        </table:table-row>
        <table:table-row>
          <table:table-cell table:style-name="Tabla7.A2" office:value-type="string">
            <text:p text:style-name="P23">CA_GUIADM_25</text:p>
          </table:table-cell>
          <table:table-cell table:style-name="Tabla7.A2" office:value-type="string">
            <text:p text:style-name="P23">Borrado múltiple de usuarios</text:p>
          </table:table-cell>
          <table:table-cell table:style-name="Tabla7.C2" office:value-type="string">
            <text:p text:style-name="P23">En la pantalla de listado de usuarios, seleccionar los usuarios a borrar. Pulsar sobre el botón 'Eliminar'.</text:p>
          </table:table-cell>
        </table:table-row>
        <table:table-row>
          <table:table-cell table:style-name="Tabla7.A2" office:value-type="string">
            <text:p text:style-name="P23">CA_GUIADM_26</text:p>
          </table:table-cell>
          <table:table-cell table:style-name="Tabla7.A2" office:value-type="string">
            <text:p text:style-name="P23">Filtrado de usuarios</text:p>
          </table:table-cell>
          <table:table-cell table:style-name="Tabla7.C2" office:value-type="string">
            <text:p text:style-name="P23">En la pantalla de listado de usuarios, introducir una cadena de texto en el campo Buscar que hay al pie del listado, seleccionando en el desplegable el criterio de búsqueda.</text:p>
          </table:table-cell>
        </table:table-row>
        <table:table-row>
          <table:table-cell table:style-name="Tabla7.A2" office:value-type="string">
            <text:p text:style-name="P23">CA_GUIADM_27</text:p>
          </table:table-cell>
          <table:table-cell table:style-name="Tabla7.A2" office:value-type="string">
            <text:p text:style-name="P23">Listado de entidades</text:p>
          </table:table-cell>
          <table:table-cell table:style-name="Tabla7.C2" office:value-type="string">
            <text:p text:style-name="P23">Pulsar Entidades en el menú de 'Gestión de usuarios'.</text:p>
          </table:table-cell>
        </table:table-row>
        <text:soft-page-break/>
        <table:table-row>
          <table:table-cell table:style-name="Tabla7.A2" office:value-type="string">
            <text:p text:style-name="P23">CA_GUIADM_28</text:p>
          </table:table-cell>
          <table:table-cell table:style-name="Tabla7.A2" office:value-type="string">
            <text:p text:style-name="P23">Creación de una entidad</text:p>
          </table:table-cell>
          <table:table-cell table:style-name="Tabla7.C2" office:value-type="string">
            <text:p text:style-name="P23">Pulsar Nuevo en la pantalla de listado de entidades. Seleccionar el acrónimo, nombre, rama de ldap y número de usuarios activos. Establecer también uno o varios usuarios administradores para la entidad. Pulsar sobre el botón 'Guardar'.</text:p>
          </table:table-cell>
        </table:table-row>
        <table:table-row>
          <table:table-cell table:style-name="Tabla7.A2" office:value-type="string">
            <text:p text:style-name="P23">CA_GUIADM_29</text:p>
          </table:table-cell>
          <table:table-cell table:style-name="Tabla7.A2" office:value-type="string">
            <text:p text:style-name="P23">Edición de entidad</text:p>
          </table:table-cell>
          <table:table-cell table:style-name="Tabla7.C2" office:value-type="string">
            <text:p text:style-name="P23">Para editar una entidad hay que pulsar dos veces sobre ella en la pantalla de listado o pulsar el icono de edición.</text:p>
          </table:table-cell>
        </table:table-row>
        <table:table-row>
          <table:table-cell table:style-name="Tabla7.A2" office:value-type="string">
            <text:p text:style-name="P23">CA_GUIADM_30</text:p>
          </table:table-cell>
          <table:table-cell table:style-name="Tabla7.A2" office:value-type="string">
            <text:p text:style-name="P23">Borrado de una entidad</text:p>
          </table:table-cell>
          <table:table-cell table:style-name="Tabla7.C2" office:value-type="string">
            <text:p text:style-name="P23">En la pantalla de listado de entidades, seleccionar la entidad a borrar. Pulsar sobre el botón 'Eliminar' o sobre el icono de borrado.</text:p>
          </table:table-cell>
        </table:table-row>
        <table:table-row>
          <table:table-cell table:style-name="Tabla7.A2" office:value-type="string">
            <text:p text:style-name="P23">CA_GUIADM_31</text:p>
          </table:table-cell>
          <table:table-cell table:style-name="Tabla7.A2" office:value-type="string">
            <text:p text:style-name="P23">Borrado múltiple de entidades</text:p>
          </table:table-cell>
          <table:table-cell table:style-name="Tabla7.C2" office:value-type="string">
            <text:p text:style-name="P23"><text:span text:style-name="T2">En la pantalla de listado de entidades, seleccionar las entidades a borrar. Pulsar sobre el botón '</text:span><text:span text:style-name="T3">Eliminar'</text:span><text:span text:style-name="T2">.</text:span></text:p>
          </table:table-cell>
        </table:table-row>
        <table:table-row>
          <table:table-cell table:style-name="Tabla7.A2" office:value-type="string">
            <text:p text:style-name="P23">CA_GUIADM_32</text:p>
          </table:table-cell>
          <table:table-cell table:style-name="Tabla7.A2" office:value-type="string">
            <text:p text:style-name="P23">Envío de notificaciones</text:p>
          </table:table-cell>
          <table:table-cell table:style-name="Tabla7.C2" office:value-type="string">
            <text:p text:style-name="P23">Pulsar Envío de notificaciones en el menú de 'Gestión de usuarios'. Seleccionar los destinatarios e introducir un asunto y texto para el mensaje. Pulsar el botón 'Enviar'.</text:p>
          </table:table-cell>
        </table:table-row>
        <table:table-row>
          <table:table-cell table:style-name="Tabla7.A2" office:value-type="string">
            <text:p text:style-name="P23">CA_GUIADM_33</text:p>
          </table:table-cell>
          <table:table-cell table:style-name="Tabla7.A2" office:value-type="string">
            <text:p text:style-name="P23">Listado de dispositivos</text:p>
          </table:table-cell>
          <table:table-cell table:style-name="Tabla7.C2" office:value-type="string">
            <text:p text:style-name="P23"><text:span text:style-name="T2">Pulsar </text:span><text:span text:style-name="T3">Dispositivos de sincronización </text:span><text:span text:style-name="T2">en el menú de 'Gestión de usuarios'.</text:span></text:p>
          </table:table-cell>
        </table:table-row>
        <table:table-row>
          <table:table-cell table:style-name="Tabla7.A2" office:value-type="string">
            <text:p text:style-name="P23">CA_GUIADM_34</text:p>
          </table:table-cell>
          <table:table-cell table:style-name="Tabla7.A2" office:value-type="string">
            <text:p text:style-name="P23">Registro de un dispositivo</text:p>
          </table:table-cell>
          <table:table-cell table:style-name="Tabla7.C2" office:value-type="string">
            <text:p text:style-name="P23"><text:span text:style-name="T2">Pulsar </text:span><text:span text:style-name="T3">Nuevo </text:span><text:span text:style-name="T2">en la pantalla de listado de dispositivos. Introducir identificador de dispositivo, tipo y descripción. Pulsar el botón '</text:span><text:span text:style-name="T3">Guardar'.</text:span></text:p>
          </table:table-cell>
        </table:table-row>
        <table:table-row>
          <table:table-cell table:style-name="Tabla7.A2" office:value-type="string">
            <text:p text:style-name="P23">CA_GUIADM_35</text:p>
          </table:table-cell>
          <table:table-cell table:style-name="Tabla7.A2" office:value-type="string">
            <text:p text:style-name="P23">Edición de un dispositivo</text:p>
          </table:table-cell>
          <table:table-cell table:style-name="Tabla7.C2" office:value-type="string">
            <text:p text:style-name="P23">Para editar un dispositivo hay que pulsar dos veces sobre él en la pantalla de listado o pulsar el icono de edición. Todos los campos salvo el identificador son editables. Efectuar los cambios deseados y pulsar el botón 'Guardar'.</text:p>
          </table:table-cell>
        </table:table-row>
        <table:table-row>
          <table:table-cell table:style-name="Tabla7.A2" office:value-type="string">
            <text:p text:style-name="P23">CA_GUIADM_36</text:p>
          </table:table-cell>
          <table:table-cell table:style-name="Tabla7.A2" office:value-type="string">
            <text:p text:style-name="P23">Borrado de un dispositivo</text:p>
          </table:table-cell>
          <table:table-cell table:style-name="Tabla7.C2" office:value-type="string">
            <text:p text:style-name="P23">En la pantalla de listado de dispositivos, seleccionar el dispositivo a borrar. Pulsar sobre el botón 'Eliminar' o sobre el icono de borrado.</text:p>
          </table:table-cell>
        </table:table-row>
        <table:table-row>
          <table:table-cell table:style-name="Tabla7.A2" office:value-type="string">
            <text:p text:style-name="P23">CA_GUIADM_37</text:p>
          </table:table-cell>
          <table:table-cell table:style-name="Tabla7.A2" office:value-type="string">
            <text:p text:style-name="P23">Borrado múltiple de dispositivos</text:p>
          </table:table-cell>
          <table:table-cell table:style-name="Tabla7.C2" office:value-type="string">
            <text:p text:style-name="P23">En la pantalla de listado de dispositivos, seleccionar los dispositivos a borrar. Pulsar sobre el botón 'Eliminar'.</text:p>
          </table:table-cell>
        </table:table-row>
        <table:table-row>
          <table:table-cell table:style-name="Tabla7.A2" office:value-type="string">
            <text:p text:style-name="P23">CA_GUIADM_38</text:p>
          </table:table-cell>
          <table:table-cell table:style-name="Tabla7.A2" office:value-type="string">
            <text:p text:style-name="P23">Listado de principales</text:p>
          </table:table-cell>
          <table:table-cell table:style-name="Tabla7.C2" office:value-type="string">
            <text:p text:style-name="P23"><text:span text:style-name="T2">Pulsar P</text:span><text:span text:style-name="T3">rincipales de sincronización </text:span><text:span text:style-name="T2">en el menú de 'Gestión de usuarios'.</text:span></text:p>
          </table:table-cell>
        </table:table-row>
        <table:table-row>
          <table:table-cell table:style-name="Tabla7.A2" office:value-type="string">
            <text:p text:style-name="P23">CA_GUIADM_39</text:p>
          </table:table-cell>
          <table:table-cell table:style-name="Tabla7.A2" office:value-type="string">
            <text:p text:style-name="P23">Registro de un principal</text:p>
          </table:table-cell>
          <table:table-cell table:style-name="Tabla7.C2" office:value-type="string">
            <text:p text:style-name="P23"><text:span text:style-name="T2">Pulsar </text:span><text:span text:style-name="T3">Nuevo </text:span><text:span text:style-name="T2">en la pantalla de listado de principales. Para elegir usuario introduzca en el campo de texto correspondiente el nombre del usuario y seleccione una de las coincidencias que muestra la aplicación. Para elegir dispositivo, introduzca en el campo de dispositivo una cadena de texto y seleccione un dispositivo de la lista que le ofrece la aplicación. Pulsar sobre el botón '</text:span><text:span text:style-name="T3">Guardar'.</text:span></text:p>
          </table:table-cell>
        </table:table-row>
        <table:table-row>
          <table:table-cell table:style-name="Tabla7.A2" office:value-type="string">
            <text:p text:style-name="P23">CA_GUIADM_40</text:p>
          </table:table-cell>
          <table:table-cell table:style-name="Tabla7.A2" office:value-type="string">
            <text:p text:style-name="P23">Borrado de un principal</text:p>
          </table:table-cell>
          <table:table-cell table:style-name="Tabla7.C2" office:value-type="string">
            <text:p text:style-name="P23">En la pantalla de listado de principales, seleccionar el principal a borrar. Pulsar sobre el botón 'Eliminar' o sobre el icono de borrado.</text:p>
          </table:table-cell>
        </table:table-row>
        <table:table-row>
          <table:table-cell table:style-name="Tabla7.A2" office:value-type="string">
            <text:p text:style-name="P23">CA_GUIADM_41</text:p>
          </table:table-cell>
          <table:table-cell table:style-name="Tabla7.A2" office:value-type="string">
            <text:p text:style-name="P23">Borrado múltiple de principales</text:p>
          </table:table-cell>
          <table:table-cell table:style-name="Tabla7.C2" office:value-type="string">
            <text:p text:style-name="P23">En la pantalla de listado de principales, seleccionar los principales a borrar. Pulsar sobre el botón 'Eliminar'.</text:p>
          </table:table-cell>
        </table:table-row>
      </table:table>
      <text:h text:style-name="Heading_20_2" text:outline-level="2" text:is-list-header="true"/>
      <text:h text:style-name="Heading_20_1" text:outline-level="1"><text:bookmark-start text:name="__RefHeading__13688_3178154"/>Resultados<text:bookmark-end text:name="__RefHeading__13688_3178154"/></text:h>
      <text:p text:style-name="Text_20_body">A continuación se describen los resultados de realizar el conjunto de pruebas para las interfaces web de usuario y de administración.</text:p>
      <text:h text:style-name="Heading_20_2" text:outline-level="2"><text:bookmark-start text:name="__RefHeading__13690_3178154"/>Interfaz web de usuario<text:bookmark-end text:name="__RefHeading__13690_3178154"/></text:h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9">Prueba</text:p>
          </table:table-cell>
          <table:table-cell table:style-name="Tabla9.A1" office:value-type="string">
            <text:p text:style-name="P9">Resultado esperado</text:p>
          </table:table-cell>
          <table:table-cell table:style-name="Tabla9.C1" office:value-type="string">
            <text:p text:style-name="P9">Resultado obtenido</text:p>
          </table:table-cell>
        </table:table-row>
        <table:table-row>
          <table:table-cell table:style-name="Tabla9.A2" office:value-type="string">
            <text:p text:style-name="P23">CA_GUI_01</text:p>
          </table:table-cell>
          <table:table-cell table:style-name="Tabla9.A2" office:value-type="string">
            <text:p text:style-name="P23">Se abre la aplicación de SAD correctamente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02</text:p>
          </table:table-cell>
          <table:table-cell table:style-name="Tabla9.A2" office:value-type="string">
            <text:p text:style-name="P23">Se genera el mensaje de error: "Las credenciales introducidas son erróneas"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03</text:p>
          </table:table-cell>
          <table:table-cell table:style-name="Tabla9.A2" office:value-type="string">
            <text:p text:style-name="P23">Los elementos de la aplicación se reajustan correctamente a los nuevos tamaños de ventana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04</text:p>
          </table:table-cell>
          <table:table-cell table:style-name="Tabla9.A2" office:value-type="string">
            <text:p text:style-name="P23">Al estar desplegado por defecto, el icono tiene el símbolo "-" y al pulsarlo se debe ocultar la información del árbol modificando el icono en "+". Al pulsar por segunda vez se despliega la información del árbol volviendo a tener el icono el símbolo "-"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05</text:p>
          </table:table-cell>
          <table:table-cell table:style-name="Tabla9.A2" office:value-type="string">
            <text:p text:style-name="P23">Se comprueba que al ocultar los árboles, cuando se vuelve al panel superior inicial los árboles siguen ocultos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06</text:p>
          </table:table-cell>
          <table:table-cell table:style-name="Tabla9.A2" office:value-type="string">
            <text:p text:style-name="P23">Se marcan todas las categorías situadas en el árbol lateral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07</text:p>
          </table:table-cell>
          <table:table-cell table:style-name="Tabla9.A2" office:value-type="string">
            <text:p text:style-name="P23">Se deben visualizar únicamente las citas que correspondan con la categoría seleccionada en el <text:s/>árbol lateral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08</text:p>
          </table:table-cell>
          <table:table-cell table:style-name="Tabla9.A2" office:value-type="string">
            <text:p text:style-name="P23">En la vista mensual al pulsar "Mes anterior" se cambia al mes anterior y si es el primer mes del año, cambia al último mes de año anterior.</text:p>
            <text:p text:style-name="P23">En el caso de "Mes siguiente" cambia al mes siguiente, y si es el último mes del año, cambia al primer mes del año siguiente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09</text:p>
          </table:table-cell>
          <table:table-cell table:style-name="Tabla9.A2" office:value-type="string">
            <text:p text:style-name="P23">En la vista semanal al pulsar "Semana anterior" se cambia a la semana anterior y si es la primera semana del mes, cambia a la última semana del mes anterior.</text:p>
            <text:p text:style-name="P23">En el caso de "Semana siguiente" cambia a la semana siguiente, y si es la última semana del mes, cambia a la primera semana del mes siguiente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0</text:p>
          </table:table-cell>
          <table:table-cell table:style-name="Tabla9.A2" office:value-type="string">
            <text:p text:style-name="P23">En la vista diaria al pulsar "Día anterior" se cambia al día anterior y si es el primer día del mes, cambia al último día del mes anterior.</text:p>
            <text:p text:style-name="P23">En el caso de "Día siguiente" cambia al día siguiente, y si es el último día del mes, cambia al primer día del mes siguiente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1</text:p>
          </table:table-cell>
          <table:table-cell table:style-name="Tabla9.A2" office:value-type="string">
            <text:p text:style-name="P23">La cita se muestra en las distintas vistas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2</text:p>
          </table:table-cell>
          <table:table-cell table:style-name="Tabla9.A2" office:value-type="string">
            <text:p text:style-name="P23">Solo se muestran los días de lunes a viernes, ocultándose los fines de semana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3</text:p>
          </table:table-cell>
          <table:table-cell table:style-name="Tabla9.A2" office:value-type="string">
            <text:p text:style-name="P23">Solo se muestran los días de lunes a viernes, ocultándose los fines de semana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4</text:p>
          </table:table-cell>
          <table:table-cell table:style-name="Tabla9.A2" office:value-type="string">
            <text:p text:style-name="P23">Se actualiza la información que contiene el calendario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2</text:p>
          </table:table-cell>
          <table:table-cell table:style-name="Tabla9.A2" office:value-type="string">
            <text:p text:style-name="P23">La cita aparece en el día indicado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3</text:p>
          </table:table-cell>
          <table:table-cell table:style-name="Tabla9.A2" office:value-type="string">
            <text:p text:style-name="P23">Al acceder de nuevo a la pantalla de edición de la cita,se observan los cambios <text:soft-page-break/>realizados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4</text:p>
          </table:table-cell>
          <table:table-cell table:style-name="Tabla9.A2" office:value-type="string">
            <text:p text:style-name="P23">La cita deja de mostrarse en el calendario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5</text:p>
          </table:table-cell>
          <table:table-cell table:style-name="Tabla9.A2" office:value-type="string">
            <text:p text:style-name="P23">Se crea la cit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6</text:p>
          </table:table-cell>
          <table:table-cell table:style-name="Tabla9.A2" office:value-type="string">
            <text:p text:style-name="P23">La cita se guarda con los cambios aplicado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7</text:p>
          </table:table-cell>
          <table:table-cell table:style-name="Tabla9.A2" office:value-type="string">
            <text:p text:style-name="P23">La cita se borr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8</text:p>
          </table:table-cell>
          <table:table-cell table:style-name="Tabla9.A2" office:value-type="string">
            <text:p text:style-name="P23">Se guarda la cita y se envían las notificaciones a los participante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9</text:p>
          </table:table-cell>
          <table:table-cell table:style-name="Tabla9.A2" office:value-type="string">
            <text:p text:style-name="P23">Se crea la cita periódica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0</text:p>
          </table:table-cell>
          <table:table-cell table:style-name="Tabla9.A2" office:value-type="string">
            <text:p text:style-name="P23">Se modifican todas las repeticiones de la cit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1</text:p>
          </table:table-cell>
          <table:table-cell table:style-name="Tabla9.A2" office:value-type="string">
            <text:p text:style-name="P23">Se modifica sólo una repetición de la cit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2</text:p>
          </table:table-cell>
          <table:table-cell table:style-name="Tabla9.A2" office:value-type="string">
            <text:p text:style-name="P23">Se eliminan todas las repeticiones de la cit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3</text:p>
          </table:table-cell>
          <table:table-cell table:style-name="Tabla9.A2" office:value-type="string">
            <text:p text:style-name="P23">Se elimina la repetición de la cit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5</text:p>
          </table:table-cell>
          <table:table-cell table:style-name="Tabla9.A2" office:value-type="string">
            <text:p text:style-name="P23">Se muestra la pantalla de disponibilidad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6</text:p>
          </table:table-cell>
          <table:table-cell table:style-name="Tabla9.A2" office:value-type="string">
            <text:p text:style-name="P23">Se crea la cita en el calendario elegid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7</text:p>
          </table:table-cell>
          <table:table-cell table:style-name="Tabla9.A2" office:value-type="string">
            <text:p text:style-name="P23">Se muestra un mensaje que indica que no se tiene permisos para realizar la operación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8</text:p>
          </table:table-cell>
          <table:table-cell table:style-name="Tabla9.A2" office:value-type="string">
            <text:p text:style-name="P23">Se guarda la cita con los cambio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9</text:p>
          </table:table-cell>
          <table:table-cell table:style-name="Tabla9.A2" office:value-type="string">
            <text:p text:style-name="P23">Se muestra un mensaje que indica que no se tiene permisos para realizar la operación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0</text:p>
          </table:table-cell>
          <table:table-cell table:style-name="Tabla9.A2" office:value-type="string">
            <text:p text:style-name="P23">Se elimina la cita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1</text:p>
          </table:table-cell>
          <table:table-cell table:style-name="Tabla9.A2" office:value-type="string">
            <text:p text:style-name="P23">Se muestra un mensaje que indica que no se tiene permisos para realizar la operación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2</text:p>
          </table:table-cell>
          <table:table-cell table:style-name="Tabla9.A2" office:value-type="string">
            <text:p text:style-name="P23">Se añade el participante elegid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3</text:p>
          </table:table-cell>
          <table:table-cell table:style-name="Tabla9.A2" office:value-type="string">
            <text:p text:style-name="P23">Se muestra la disponibilidad de los participante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4</text:p>
          </table:table-cell>
          <table:table-cell table:style-name="Tabla9.A2" office:value-type="string">
            <text:p text:style-name="P23">Se añade el participante elegid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6</text:p>
          </table:table-cell>
          <table:table-cell table:style-name="Tabla9.A2" office:value-type="string">
            <text:p text:style-name="P23">Se abre una ventana emergente con el calendario para impres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7</text:p>
          </table:table-cell>
          <table:table-cell table:style-name="Tabla9.A2" office:value-type="string">
            <text:p text:style-name="P23">Se recarga el árbol de categorías y el calendari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8</text:p>
          </table:table-cell>
          <table:table-cell table:style-name="Tabla9.A2" office:value-type="string">
            <text:p text:style-name="P23">Se muestran las citas del mes en modo listad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9</text:p>
          </table:table-cell>
          <table:table-cell table:style-name="Tabla9.A2" office:value-type="string">
            <text:p text:style-name="P23">Se muestran las citas de la semana en modo listad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40</text:p>
          </table:table-cell>
          <table:table-cell table:style-name="Tabla9.A2" office:value-type="string">
            <text:p text:style-name="P23">Se muestran las citas del día en modo listad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41</text:p>
          </table:table-cell>
          <table:table-cell table:style-name="Tabla9.A2" office:value-type="string">
            <text:p text:style-name="P23">Se abre el formulario de creación de cit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42</text:p>
          </table:table-cell>
          <table:table-cell table:style-name="Tabla9.A2" office:value-type="string">
            <text:p text:style-name="P23">Se abre el formulario de edición de cit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43</text:p>
          </table:table-cell>
          <table:table-cell table:style-name="Tabla9.A2" office:value-type="string">
            <text:p text:style-name="P23">Se borra la cit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44</text:p>
          </table:table-cell>
          <table:table-cell table:style-name="Tabla9.A2" office:value-type="string">
            <text:p text:style-name="P23">Las citas elegidas disponen de la categoría elegid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45</text:p>
          </table:table-cell>
          <table:table-cell table:style-name="Tabla9.A2" office:value-type="string">
            <text:p text:style-name="P23">Cambia el orden de las categorí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46</text:p>
          </table:table-cell>
          <table:table-cell table:style-name="Tabla9.A2" office:value-type="string">
            <text:p text:style-name="P23">Se crea una cita en el calendario y se borra la invitación</text:p>
          </table:table-cell>
          <table:table-cell table:style-name="Tabla9.C2" office:value-type="string">
            <text:p text:style-name="P23">OK</text:p>
          </table:table-cell>
        </table:table-row>
        <text:soft-page-break/>
        <table:table-row>
          <table:table-cell table:style-name="Tabla9.A2" office:value-type="string">
            <text:p text:style-name="P23">CA_GUI_47</text:p>
          </table:table-cell>
          <table:table-cell table:style-name="Tabla9.A2" office:value-type="string">
            <text:p text:style-name="P23">No se crea una cita en el calendario y se borra la la invitac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48</text:p>
          </table:table-cell>
          <table:table-cell table:style-name="Tabla9.A2" office:value-type="string">
            <text:p text:style-name="P23">Se actualiza la cita y se borra la invitac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49</text:p>
          </table:table-cell>
          <table:table-cell table:style-name="Tabla9.A2" office:value-type="string">
            <text:p text:style-name="P23">Se muestra el detalle de la invitación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0</text:p>
          </table:table-cell>
          <table:table-cell table:style-name="Tabla9.A2" office:value-type="string">
            <text:p text:style-name="P23">No se actualiza la cita y se borra la invitac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1</text:p>
          </table:table-cell>
          <table:table-cell table:style-name="Tabla9.A2" office:value-type="string">
            <text:p text:style-name="P23">Se crea la cita y se borra la invitac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2</text:p>
          </table:table-cell>
          <table:table-cell table:style-name="Tabla9.A2" office:value-type="string">
            <text:p text:style-name="P23">No se crea la cita y se borra la invitac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3</text:p>
          </table:table-cell>
          <table:table-cell table:style-name="Tabla9.A2" office:value-type="string">
            <text:p text:style-name="P23">Se actualiza la cita y se borra la respuest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4</text:p>
          </table:table-cell>
          <table:table-cell table:style-name="Tabla9.A2" office:value-type="string">
            <text:p text:style-name="P23">No se actualiza la cita y se rechaza la respuest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5</text:p>
          </table:table-cell>
          <table:table-cell table:style-name="Tabla9.A2" office:value-type="string">
            <text:p text:style-name="P23">Se muestra el detalle de la respuesta de la invitac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6</text:p>
          </table:table-cell>
          <table:table-cell table:style-name="Tabla9.A2" office:value-type="string">
            <text:p text:style-name="P23">Se crea el sonde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7</text:p>
          </table:table-cell>
          <table:table-cell table:style-name="Tabla9.A2" office:value-type="string">
            <text:p text:style-name="P23">Se guarda el sondeo con los cambios aplicado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8</text:p>
          </table:table-cell>
          <table:table-cell table:style-name="Tabla9.A2" office:value-type="string">
            <text:p text:style-name="P23">Se muestra los detalles de la votac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9</text:p>
          </table:table-cell>
          <table:table-cell table:style-name="Tabla9.A2" office:value-type="string">
            <text:p text:style-name="P23">Se elimina el sonde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01</text:p>
          </table:table-cell>
          <table:table-cell table:style-name="Tabla9.A2" office:value-type="string">
            <text:p text:style-name="P23">Se muestran sólo los contactos de las categorías marcad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02</text:p>
          </table:table-cell>
          <table:table-cell table:style-name="Tabla9.A2" office:value-type="string">
            <text:p text:style-name="P23">Se ordenan los contactos por nombre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03</text:p>
          </table:table-cell>
          <table:table-cell table:style-name="Tabla9.A2" office:value-type="string">
            <text:p text:style-name="P23">Se ordenan los contactos por apellido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04</text:p>
          </table:table-cell>
          <table:table-cell table:style-name="Tabla9.A2" office:value-type="string">
            <text:p text:style-name="P23">Se ordenan los contactos por empres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05</text:p>
          </table:table-cell>
          <table:table-cell table:style-name="Tabla9.A2" office:value-type="string">
            <text:p text:style-name="P23">Se muestran los contactos adecuados en cada págin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06</text:p>
          </table:table-cell>
          <table:table-cell table:style-name="Tabla9.A2" office:value-type="string">
            <text:p text:style-name="P23">Se crea el contact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07</text:p>
          </table:table-cell>
          <table:table-cell table:style-name="Tabla9.A2" office:value-type="string">
            <text:p text:style-name="P23">Se guarda el contacto con los cambios hecho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08</text:p>
          </table:table-cell>
          <table:table-cell table:style-name="Tabla9.A2" office:value-type="string">
            <text:p text:style-name="P23">Los contactos seleccionados disponen de la categoría elegid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09</text:p>
          </table:table-cell>
          <table:table-cell table:style-name="Tabla9.A2" office:value-type="string">
            <text:p text:style-name="P23">Se borra el contact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10</text:p>
          </table:table-cell>
          <table:table-cell table:style-name="Tabla9.A2" office:value-type="string">
            <text:p text:style-name="P23">Se crea el contacto en la libreta del usuario elegid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11</text:p>
          </table:table-cell>
          <table:table-cell table:style-name="Tabla9.A2" office:value-type="string">
            <text:p text:style-name="P23">Se muestra un mensaje que indica que no se tienen permisos para realizar la operación.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12</text:p>
          </table:table-cell>
          <table:table-cell table:style-name="Tabla9.A2" office:value-type="string">
            <text:p text:style-name="P23">Se guarda el contacto con los cambios efectuado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13</text:p>
          </table:table-cell>
          <table:table-cell table:style-name="Tabla9.A2" office:value-type="string">
            <text:p text:style-name="P23">Se muestra un mensaje que indica que no se tienen permisos para realizar la operac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14</text:p>
          </table:table-cell>
          <table:table-cell table:style-name="Tabla9.A2" office:value-type="string">
            <text:p text:style-name="P23">Se borra el contact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15</text:p>
          </table:table-cell>
          <table:table-cell table:style-name="Tabla9.A2" office:value-type="string">
            <text:p text:style-name="P23">Se muestra un mensaje que indica que no se tienen permisos para realizar la operac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16</text:p>
          </table:table-cell>
          <table:table-cell table:style-name="Tabla9.A2" office:value-type="string">
            <text:p text:style-name="P23">Se exporta el contact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17</text:p>
          </table:table-cell>
          <table:table-cell table:style-name="Tabla9.A2" office:value-type="string">
            <text:p text:style-name="P23">Se exporta el contacto 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118</text:p>
          </table:table-cell>
          <table:table-cell table:style-name="Tabla9.A2" office:value-type="string">
            <text:p text:style-name="P23">Se abre una ventana con la vista de impres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01</text:p>
          </table:table-cell>
          <table:table-cell table:style-name="Tabla9.A2" office:value-type="string">
            <text:p text:style-name="P23">Se muestran sólo las tareas de las categorías marcadas</text:p>
          </table:table-cell>
          <table:table-cell table:style-name="Tabla9.C2" office:value-type="string">
            <text:p text:style-name="P23">OK</text:p>
          </table:table-cell>
        </table:table-row>
        <text:soft-page-break/>
        <table:table-row>
          <table:table-cell table:style-name="Tabla9.A2" office:value-type="string">
            <text:p text:style-name="P23">CA_GUI_202</text:p>
          </table:table-cell>
          <table:table-cell table:style-name="Tabla9.A2" office:value-type="string">
            <text:p text:style-name="P23">Se crea la tare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03</text:p>
          </table:table-cell>
          <table:table-cell table:style-name="Tabla9.A2" office:value-type="string">
            <text:p text:style-name="P23">Se guarda la tarea con los cambios hecho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04</text:p>
          </table:table-cell>
          <table:table-cell table:style-name="Tabla9.A2" office:value-type="string">
            <text:p text:style-name="P23">Se elimina la tarea marcad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05</text:p>
          </table:table-cell>
          <table:table-cell table:style-name="Tabla9.A2" office:value-type="string">
            <text:p text:style-name="P23">Se borran las tareas marcad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06</text:p>
          </table:table-cell>
          <table:table-cell table:style-name="Tabla9.A2" office:value-type="string">
            <text:p text:style-name="P23">Se filtran las tareas correctamente según el filtro marcad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07</text:p>
          </table:table-cell>
          <table:table-cell table:style-name="Tabla9.A2" office:value-type="string">
            <text:p text:style-name="P23">Se crea la tarea en el registro seleccionad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08</text:p>
          </table:table-cell>
          <table:table-cell table:style-name="Tabla9.A2" office:value-type="string">
            <text:p text:style-name="P23">Se muestra un mensaje que indica que no se tienen permisos para realizar la operac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09</text:p>
          </table:table-cell>
          <table:table-cell table:style-name="Tabla9.A2" office:value-type="string">
            <text:p text:style-name="P23">Se guarda la tarea con los cambios efectuado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10</text:p>
          </table:table-cell>
          <table:table-cell table:style-name="Tabla9.A2" office:value-type="string">
            <text:p text:style-name="P23">Se muestra un mensaje que indica que no se tienen permisos para realizar la operac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11</text:p>
          </table:table-cell>
          <table:table-cell table:style-name="Tabla9.A2" office:value-type="string">
            <text:p text:style-name="P23">Se borra la tare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12</text:p>
          </table:table-cell>
          <table:table-cell table:style-name="Tabla9.A2" office:value-type="string">
            <text:p text:style-name="P23">Se muestra un mensaje que indica que no se tienen permisos para realizar la operac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13</text:p>
          </table:table-cell>
          <table:table-cell table:style-name="Tabla9.A2" office:value-type="string">
            <text:p text:style-name="P23">Se exporta la tare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214</text:p>
          </table:table-cell>
          <table:table-cell table:style-name="Tabla9.A2" office:value-type="string">
            <text:p text:style-name="P23">Se abre una ventana con la vista de impresión de tare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01</text:p>
          </table:table-cell>
          <table:table-cell table:style-name="Tabla9.A2" office:value-type="string">
            <text:p text:style-name="P23">Se exporta el calendari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02</text:p>
          </table:table-cell>
          <table:table-cell table:style-name="Tabla9.A2" office:value-type="string">
            <text:p text:style-name="P23">Se importan las cit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03</text:p>
          </table:table-cell>
          <table:table-cell table:style-name="Tabla9.A2" office:value-type="string">
            <text:p text:style-name="P23">El usuario elegido recibe permiso de lectura sobre la categoría seleccionad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04</text:p>
          </table:table-cell>
          <table:table-cell table:style-name="Tabla9.A2" office:value-type="string">
            <text:p text:style-name="P23">El usuario elegido recibe permiso de escritura sobre la categoría seleccionad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05</text:p>
          </table:table-cell>
          <table:table-cell table:style-name="Tabla9.A2" office:value-type="string">
            <text:p text:style-name="P23">El usuario elegido recibe permiso de lectura sobre el calendari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06</text:p>
          </table:table-cell>
          <table:table-cell table:style-name="Tabla9.A2" office:value-type="string">
            <text:p text:style-name="P23">El usuario elegido recibe permiso de escritura sobre el calendari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07</text:p>
          </table:table-cell>
          <table:table-cell table:style-name="Tabla9.A2" office:value-type="string">
            <text:p text:style-name="P23">Se exportan los contacto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08</text:p>
          </table:table-cell>
          <table:table-cell table:style-name="Tabla9.A2" office:value-type="string">
            <text:p text:style-name="P23">Se importan los contacto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09</text:p>
          </table:table-cell>
          <table:table-cell table:style-name="Tabla9.A2" office:value-type="string">
            <text:p text:style-name="P23">El usuario elegido recibe permiso de lectura sobre la categoría seleccionad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10</text:p>
          </table:table-cell>
          <table:table-cell table:style-name="Tabla9.A2" office:value-type="string">
            <text:p text:style-name="P23">El usuario elegido recibe permiso de escritura sobre la categoría seleccionad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11</text:p>
          </table:table-cell>
          <table:table-cell table:style-name="Tabla9.A2" office:value-type="string">
            <text:p text:style-name="P23">El usuario elegido recibe permiso de lectura sobre la libreta de contacto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12</text:p>
          </table:table-cell>
          <table:table-cell table:style-name="Tabla9.A2" office:value-type="string">
            <text:p text:style-name="P23">El usuario elegido recibe permiso de escritura sobre la libreta de contacto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13</text:p>
          </table:table-cell>
          <table:table-cell table:style-name="Tabla9.A2" office:value-type="string">
            <text:p text:style-name="P23">Se exportan las tare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14</text:p>
          </table:table-cell>
          <table:table-cell table:style-name="Tabla9.A2" office:value-type="string">
            <text:p text:style-name="P23">Se importan las tare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15</text:p>
          </table:table-cell>
          <table:table-cell table:style-name="Tabla9.A2" office:value-type="string">
            <text:p text:style-name="P23">El usuario elegido recibe permiso de lectura sobre la categoría seleccionad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16</text:p>
          </table:table-cell>
          <table:table-cell table:style-name="Tabla9.A2" office:value-type="string">
            <text:p text:style-name="P23">El usuario elegido recibe permiso de lectura sobre la categoría seleccionad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17</text:p>
          </table:table-cell>
          <table:table-cell table:style-name="Tabla9.A2" office:value-type="string">
            <text:p text:style-name="P23">El usuario elegido recibe permiso de lectura sobre el registro de tare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18</text:p>
          </table:table-cell>
          <table:table-cell table:style-name="Tabla9.A2" office:value-type="string">
            <text:p text:style-name="P23">El usuario elegido recibe permiso de escritura sobre lel registro de tare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19</text:p>
          </table:table-cell>
          <table:table-cell table:style-name="Tabla9.A2" office:value-type="string">
            <text:p text:style-name="P23">La suscripción se activa</text:p>
          </table:table-cell>
          <table:table-cell table:style-name="Tabla9.C2" office:value-type="string">
            <text:p text:style-name="P23">OK</text:p>
          </table:table-cell>
        </table:table-row>
        <text:soft-page-break/>
        <table:table-row>
          <table:table-cell table:style-name="Tabla9.A2" office:value-type="string">
            <text:p text:style-name="P23">CA_GUI_320</text:p>
          </table:table-cell>
          <table:table-cell table:style-name="Tabla9.A2" office:value-type="string">
            <text:p text:style-name="P23">La suscripción se desactiv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21</text:p>
          </table:table-cell>
          <table:table-cell table:style-name="Tabla9.A2" office:value-type="string">
            <text:p text:style-name="P23">Ningún usuario puede consultar la disponibilidad del usuario actual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22</text:p>
          </table:table-cell>
          <table:table-cell table:style-name="Tabla9.A2" office:value-type="string">
            <text:p text:style-name="P23">Cualquier usuario puede consultar la disponibilidad del usuari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23</text:p>
          </table:table-cell>
          <table:table-cell table:style-name="Tabla9.A2" office:value-type="string">
            <text:p text:style-name="P23">Ningún usuario puede consultar la disponibilidad del usuario actual salvo el usuario designado en la excepción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324</text:p>
          </table:table-cell>
          <table:table-cell table:style-name="Tabla9.A2" office:value-type="string">
            <text:p text:style-name="P23">Se borra la excepción de visibilidad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401</text:p>
          </table:table-cell>
          <table:table-cell table:style-name="Tabla9.A2" office:value-type="string">
            <text:p text:style-name="P23">Se realiza la búsqued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402</text:p>
          </table:table-cell>
          <table:table-cell table:style-name="Tabla9.A2" office:value-type="string">
            <text:p text:style-name="P23">Se muestran los detalles del elemento seleccionad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403</text:p>
          </table:table-cell>
          <table:table-cell table:style-name="Tabla9.A2" office:value-type="string">
            <text:p text:style-name="P23">Se elimina el elemento seleccionad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01</text:p>
          </table:table-cell>
          <table:table-cell table:style-name="Tabla9.A2" office:value-type="string">
            <text:p text:style-name="P23">Se restauran las citas marcad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02</text:p>
          </table:table-cell>
          <table:table-cell table:style-name="Tabla9.A2" office:value-type="string">
            <text:p text:style-name="P23">Se eliminan las citas marcad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03</text:p>
          </table:table-cell>
          <table:table-cell table:style-name="Tabla9.A2" office:value-type="string">
            <text:p text:style-name="P23">Se borran todas las citas de la papeler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04</text:p>
          </table:table-cell>
          <table:table-cell table:style-name="Tabla9.A2" office:value-type="string">
            <text:p text:style-name="P23">Se restaura el contacto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05</text:p>
          </table:table-cell>
          <table:table-cell table:style-name="Tabla9.A2" office:value-type="string">
            <text:p text:style-name="P23">Se eliminan los contactos seleccionado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06</text:p>
          </table:table-cell>
          <table:table-cell table:style-name="Tabla9.A2" office:value-type="string">
            <text:p text:style-name="P23">Se borran todos los contactos de la papelera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07</text:p>
          </table:table-cell>
          <table:table-cell table:style-name="Tabla9.A2" office:value-type="string">
            <text:p text:style-name="P23">Se restauran las tareas marcad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08</text:p>
          </table:table-cell>
          <table:table-cell table:style-name="Tabla9.A2" office:value-type="string">
            <text:p text:style-name="P23">Se eliminan las tareas borradas</text:p>
          </table:table-cell>
          <table:table-cell table:style-name="Tabla9.C2" office:value-type="string">
            <text:p text:style-name="P23">OK</text:p>
          </table:table-cell>
        </table:table-row>
        <table:table-row>
          <table:table-cell table:style-name="Tabla9.A2" office:value-type="string">
            <text:p text:style-name="P23">CA_GUI_509</text:p>
          </table:table-cell>
          <table:table-cell table:style-name="Tabla9.A2" office:value-type="string">
            <text:p text:style-name="P23">Se borran todas las tareas de la papelera</text:p>
          </table:table-cell>
          <table:table-cell table:style-name="Tabla9.C2" office:value-type="string">
            <text:p text:style-name="P23">OK</text:p>
          </table:table-cell>
        </table:table-row>
      </table:table>
      <text:p text:style-name="Text_20_body"/>
      <text:h text:style-name="Heading_20_2" text:outline-level="2"><text:bookmark-start text:name="__RefHeading__13692_3178154"/>Interfaz web de administración<text:bookmark-end text:name="__RefHeading__13692_3178154"/></text:h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9">Prueba</text:p>
          </table:table-cell>
          <table:table-cell table:style-name="Tabla8.A1" office:value-type="string">
            <text:p text:style-name="P9">Resultado esperado</text:p>
          </table:table-cell>
          <table:table-cell table:style-name="Tabla8.C1" office:value-type="string">
            <text:p text:style-name="P9">Resultado obtenido</text:p>
          </table:table-cell>
        </table:table-row>
        <table:table-row>
          <table:table-cell table:style-name="Tabla8.A2" office:value-type="string">
            <text:p text:style-name="P23">CA_GUIADM_01</text:p>
          </table:table-cell>
          <table:table-cell table:style-name="Tabla8.A2" office:value-type="string">
            <text:p text:style-name="P23">Dispone de toda la funcionalidad del sistema. En el listado de entidades les aparecen todas las registradas en el SAD. Puede crearlas, editarlas y borrarlas sin restricción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02</text:p>
          </table:table-cell>
          <table:table-cell table:style-name="Tabla8.A2" office:value-type="string">
            <text:p text:style-name="P23">No se muestra el menú 'Configuración'. En la pantalla de entidades sólo aparecen las entidades de las que es administrador. En las pantallas de usuarios, dispositivos de sincronización y principales de sincronización sólo aparecen aquellos asociados a las entidades de administra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03</text:p>
          </table:table-cell>
          <table:table-cell table:style-name="Tabla8.A2" office:value-type="string">
            <text:p text:style-name="P23">Aparece en pantalla la información del SAD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04</text:p>
          </table:table-cell>
          <table:table-cell table:style-name="Tabla8.A2" office:value-type="string">
            <text:p text:style-name="P23">Se muestra un mensaje informando del éxito de la operación y se redirige a la pantalla de datos del sistema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05</text:p>
          </table:table-cell>
          <table:table-cell table:style-name="Tabla8.A2" office:value-type="string">
            <text:p text:style-name="P23">Aparece un listado con todos los días festivos dados de alta en el sistema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06</text:p>
          </table:table-cell>
          <table:table-cell table:style-name="Tabla8.A2" office:value-type="string">
            <text:p text:style-name="P23">Se vuelve a la pantalla de días festivos donde aparece el nuevo día festivo creado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07</text:p>
          </table:table-cell>
          <table:table-cell table:style-name="Tabla8.A2" office:value-type="string">
            <text:p text:style-name="P23">Aparece un listado con todos los días festivos donde estará ausente el que se ha borrado.</text:p>
          </table:table-cell>
          <table:table-cell table:style-name="Tabla8.C2" office:value-type="string">
            <text:p text:style-name="P23">OK</text:p>
          </table:table-cell>
        </table:table-row>
        <text:soft-page-break/>
        <table:table-row>
          <table:table-cell table:style-name="Tabla8.A2" office:value-type="string">
            <text:p text:style-name="P23">CA_GUIADM_08</text:p>
          </table:table-cell>
          <table:table-cell table:style-name="Tabla8.A2" office:value-type="string">
            <text:p text:style-name="P23">Aparece un listado con todos los días festivos donde estarán ausentes los borrad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09</text:p>
          </table:table-cell>
          <table:table-cell table:style-name="Tabla8.A2" office:value-type="string">
            <text:p text:style-name="P23">Lista de los perfiles cread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10</text:p>
          </table:table-cell>
          <table:table-cell table:style-name="Tabla8.A2" office:value-type="string">
            <text:p text:style-name="P23">El perfil debe aparecer listado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11</text:p>
          </table:table-cell>
          <table:table-cell table:style-name="Tabla8.A2" office:value-type="string">
            <text:p text:style-name="P23">El perfil aparecerá en el listado con sus nuevos dat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12</text:p>
          </table:table-cell>
          <table:table-cell table:style-name="Tabla8.A2" office:value-type="string">
            <text:p text:style-name="P23">El perfil seleccionado es borrado y no aparece en el listado de perfile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13</text:p>
          </table:table-cell>
          <table:table-cell table:style-name="Tabla8.A2" office:value-type="string">
            <text:p text:style-name="P23">Los perfiles seleccionados son borrados y no aparecen en el listado de perfile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14</text:p>
          </table:table-cell>
          <table:table-cell table:style-name="Tabla8.A2" office:value-type="string">
            <text:p text:style-name="P23">Se descargará un fichero .csv con las estadísticas de usuarios presentes en el sistema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15</text:p>
          </table:table-cell>
          <table:table-cell table:style-name="Tabla8.A2" office:value-type="string">
            <text:p text:style-name="P23">Se descargará un fichero .csv con las estadísticas de consumo de cuota de usuari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16</text:p>
          </table:table-cell>
          <table:table-cell table:style-name="Tabla8.A2" office:value-type="string">
            <text:p text:style-name="P23">Se descargará un fichero .csv con las estadísticas de accesos al sistema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17</text:p>
          </table:table-cell>
          <table:table-cell table:style-name="Tabla8.A2" office:value-type="string">
            <text:p text:style-name="P23">Se descargará un fichero .csv con las estadísticas de accesos por interfaz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18</text:p>
          </table:table-cell>
          <table:table-cell table:style-name="Tabla8.A2" office:value-type="string">
            <text:p text:style-name="P23">Se descargará un fichero .csv con las estadísticas de errores syncml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19</text:p>
          </table:table-cell>
          <table:table-cell table:style-name="Tabla8.A2" office:value-type="string">
            <text:p text:style-name="P23">Se descargará un fichero .csv con las estadísticas de datos PIM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0</text:p>
          </table:table-cell>
          <table:table-cell table:style-name="Tabla8.A2" office:value-type="string">
            <text:p text:style-name="P23">Se descargará un archivo .zip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1</text:p>
          </table:table-cell>
          <table:table-cell table:style-name="Tabla8.A2" office:value-type="string">
            <text:p text:style-name="P23">Lista de los usuarios cread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2</text:p>
          </table:table-cell>
          <table:table-cell table:style-name="Tabla8.A2" office:value-type="string">
            <text:p text:style-name="P23">El usuario aparece en el listado de usuari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3</text:p>
          </table:table-cell>
          <table:table-cell table:style-name="Tabla8.A2" office:value-type="string">
            <text:p text:style-name="P23"><text:span text:style-name="T2">Se almacenan los cambios hechos, se puede comprobar entrando de nuevo en </text:span><text:span text:style-name="T2">la pantalla de edición.</text:span>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3_A</text:p>
          </table:table-cell>
          <table:table-cell table:style-name="Tabla8.A2" office:value-type="string">
            <text:p text:style-name="P23">Se modifican los perfiles asociados al usuario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3_B</text:p>
          </table:table-cell>
          <table:table-cell table:style-name="Tabla8.A2" office:value-type="string">
            <text:p text:style-name="P23">Al vaciar cada uno de los contenedores se muestra un <text:span text:style-name="T2">mensaje informando del éxito de la operación.</text:span>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3_C</text:p>
          </table:table-cell>
          <table:table-cell table:style-name="Tabla8.A2" office:value-type="string">
            <text:p text:style-name="P23">En el listado inferior aparece el detalle del permiso concedido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3_D</text:p>
          </table:table-cell>
          <table:table-cell table:style-name="Tabla8.A2" office:value-type="string">
            <text:p text:style-name="P23">En el listado se muestra el nuevo estado de la suscripción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4</text:p>
          </table:table-cell>
          <table:table-cell table:style-name="Tabla8.A2" office:value-type="string">
            <text:p text:style-name="P23">El usuario seleccionado es marcado como Pendiente de borrado. Dejará de aparecer en el listado de usuarios tras ejecutarse la aplicación de borrado diario de usuari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5</text:p>
          </table:table-cell>
          <table:table-cell table:style-name="Tabla8.A2" office:value-type="string">
            <text:p text:style-name="P23">Los usuarios seleccionados son marcados como Pendiente de borrado. Dejarán de aparecer en el listado de usuarios tras ejecutarse la aplicación de borrado diario de usuari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6</text:p>
          </table:table-cell>
          <table:table-cell table:style-name="Tabla8.A2" office:value-type="string">
            <text:p text:style-name="P23">Aparecerá un listado filtrado de todos los usuarios para los que la cadena de texto coincida con el criterio seleccionado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7</text:p>
          </table:table-cell>
          <table:table-cell table:style-name="Tabla8.A2" office:value-type="string">
            <text:p text:style-name="P23">Listado de entidades creada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8</text:p>
          </table:table-cell>
          <table:table-cell table:style-name="Tabla8.A2" office:value-type="string">
            <text:p text:style-name="P23">La entidad debe aparecer listada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29</text:p>
          </table:table-cell>
          <table:table-cell table:style-name="Tabla8.A2" office:value-type="string">
            <text:p text:style-name="P23">La entidad aparecerá en el listado con sus nuevos dat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30</text:p>
          </table:table-cell>
          <table:table-cell table:style-name="Tabla8.A2" office:value-type="string">
            <text:p text:style-name="P23">La entidad seleccionada <text:span text:style-name="T2">es borrada y no aparece en el listado de entidades.</text:span>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31</text:p>
          </table:table-cell>
          <table:table-cell table:style-name="Tabla8.A2" office:value-type="string">
            <text:p text:style-name="P23">Las entidades seleccionadas son borradas y no aparecen en el listado de <text:soft-page-break/>entidade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32</text:p>
          </table:table-cell>
          <table:table-cell table:style-name="Tabla8.A2" office:value-type="string">
            <text:p text:style-name="P23">Se muestra un mensaje informando del éxito de la operación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33</text:p>
          </table:table-cell>
          <table:table-cell table:style-name="Tabla8.A2" office:value-type="string">
            <text:p text:style-name="P23">Listado de dispositivos registrad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34</text:p>
          </table:table-cell>
          <table:table-cell table:style-name="Tabla8.A2" office:value-type="string">
            <text:p text:style-name="P23">El dispositivo debe aparecer listado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35</text:p>
          </table:table-cell>
          <table:table-cell table:style-name="Tabla8.A2" office:value-type="string">
            <text:p text:style-name="P23">El dispositivo aparecerá en el listado con sus nuevos dat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36</text:p>
          </table:table-cell>
          <table:table-cell table:style-name="Tabla8.A2" office:value-type="string">
            <text:p text:style-name="P23">El dispositivo seleccionado es borrado y no aparece en el listado de dispositivos. Los principales de los que formara parte el dispositivo son borrad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37</text:p>
          </table:table-cell>
          <table:table-cell table:style-name="Tabla8.A2" office:value-type="string">
            <text:p text:style-name="P23">Los dispositivos seleccionados son borrados y no aparecen en el listado de dispositivos. Los principales en los que formara parte cualquier dispositivo eliminado son borrad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38</text:p>
          </table:table-cell>
          <table:table-cell table:style-name="Tabla8.A2" office:value-type="string">
            <text:p text:style-name="P23">Listado de principales registrado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39</text:p>
          </table:table-cell>
          <table:table-cell table:style-name="Tabla8.A2" office:value-type="string">
            <text:p text:style-name="P23">El principal debe aparecer listado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40</text:p>
          </table:table-cell>
          <table:table-cell table:style-name="Tabla8.A2" office:value-type="string">
            <text:p text:style-name="P23">El principal seleccionado es borrado y no aparece en el listado de principales.</text:p>
          </table:table-cell>
          <table:table-cell table:style-name="Tabla8.C2" office:value-type="string">
            <text:p text:style-name="P23">OK</text:p>
          </table:table-cell>
        </table:table-row>
        <table:table-row>
          <table:table-cell table:style-name="Tabla8.A2" office:value-type="string">
            <text:p text:style-name="P23">CA_GUIADM_41</text:p>
          </table:table-cell>
          <table:table-cell table:style-name="Tabla8.A2" office:value-type="string">
            <text:p text:style-name="P23">Los principales seleccionados son borrados y no aparecen en el listado de principales.</text:p>
          </table:table-cell>
          <table:table-cell table:style-name="Tabla8.C2" office:value-type="string">
            <text:p text:style-name="P23">OK</text:p>
          </table:table-cell>
        </table:table-row>
      </table:table>
      <text:p text:style-name="Text_20_body"/>
      <text:h text:style-name="Heading_20_1" text:outline-level="1"><text:bookmark-start text:name="__RefHeading__24623_1996475628"/>Conclusiones<text:bookmark-end text:name="__RefHeading__24623_1996475628"/></text:h>
      <text:p text:style-name="Text_20_body">El resultado de las pruebas ha sido satisfactorio y no se ha hallado ningún problema por lo que se concluye que Firefox 33 es apto para ser homologado como compatible con SAD 2.11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ewsGotT3" svg:font-family="NewsGotT"/>
    <style:font-face style:name="OpenSymbol" svg:font-family="OpenSymbol"/>
    <style:font-face style:name="Tahoma2" svg:font-family="Tahoma"/>
    <style:font-face style:name="verdana" svg:font-family="verdana, arial, 'Bitstream Vera Sans', helvetica, sans-serif"/>
    <style:font-face style:name="Courier New" svg:font-family="'Courier New'" style:font-family-generic="modern"/>
    <style:font-face style:name="Times-Roman" svg:font-family="Times-Roman" style:font-family-generic="roman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NewsGotT4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NewsGotT2" svg:font-family="NewsGotT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cm" fo:margin-top="1cm" fo:margin-bottom="0.499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99cm" fo:margin-bottom="0.199cm" style:page-number="auto">
        <style:tab-stops/>
      </style:paragraph-properties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499cm" fo:margin-bottom="0.199cm" style:page-number="auto">
        <style:tab-stops/>
      </style:paragraph-properties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.199cm">
        <style:tab-stops/>
      </style:paragraph-properties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cm" fo:margin-bottom="0cm"/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cm" fo:margin-bottom="0cm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style:font-name="Symbol" fo:font-size="12pt" style:font-size-asian="12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NewsGotT2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2pt" style:font-size-asian="12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style:font-name="NewsGotT2" style:font-name-asian="Times New Roman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1" style:family="text">
      <style:text-properties style:font-name="NewsGotT2" style:font-name-asian="Times New Roman" style:font-name-complex="Times New Roman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7z4" style:family="text">
      <style:text-properties style:font-name="Courier New" style:font-name-complex="Courier New"/>
    </style:style>
    <style:style style:name="WW8Num10z0" style:family="text">
      <style:text-properties style:font-name="NewsGotT2" style:font-name-asian="Times New Roman" style:font-name-complex="Times New Roman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1" style:family="text">
      <style:text-properties style:font-name="NewsGotT2" style:font-name-asian="Times New Roman" style:font-name-complex="Times New Roman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2z4" style:family="text">
      <style:text-properties style:font-name="Courier New" style:font-name-complex="Courier New"/>
    </style:style>
    <style:style style:name="WW8Num9z0" style:family="text">
      <style:text-properties style:font-name="NewsGotT2" style:font-name-asian="Times New Roman" style:font-name-complex="Times New Roman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3z0" style:family="text">
      <style:text-properties style:font-name="NewsGotT2" style:font-name-asian="Times New Roman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z0" style:family="text">
      <style:text-properties style:font-name="NewsGotT2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5z0" style:family="text">
      <style:text-properties style:font-name="NewsGotT2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  <style:text-properties style:font-name="NewsGotT2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  <style:text-properties style:font-name="NewsGotT2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NewsGotT2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  <style:text-properties style:font-name="NewsGotT2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</text:list-level-style-number>
      <text:list-level-style-bullet text:level="2" text:style-name="WW8Num12z1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NewsGotT2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  <style:text-properties style:font-name="NewsGotT2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  <style:text-properties style:font-name="NewsGotT2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  <style:text-properties style:font-name="NewsGotT2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  <style:text-properties style:font-name="NewsGotT2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01cm" svg:y="0.489cm" svg:width="2.379cm" svg:height="1.67cm" draw:z-index="4"><draw:image xlink:href="Pictures/1000000000000119000000C5DFE954A6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AG@TA v2</text:subject></text:p>
              <text:p text:style-name="MP3">Homologación Firefox 33</text:p>
              <text:p text:style-name="MP3"/>
            </table:table-cell>
            <table:table-cell table:style-name="Tabla2.C1" office:value-type="string">
              <text:p text:style-name="MP4">CHAP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24</text:page-number> de <text:page-count>24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C732778D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14T14:05:45</meta:creation-date>
    <meta:editing-cycles>1340</meta:editing-cycles>
    <meta:editing-duration>P17DT15H18M40S</meta:editing-duration>
    <dc:title>Homologación Firefox 33</dc:title>
    <dc:date>2014-12-12T10:17:25.81</dc:date>
    <meta:generator>LibreOffice/3.5$Windows_x86 LibreOffice_project/235ab8a-3802056-4a8fed3-2d66ea8-e241b80</meta:generator>
    <meta:keyword>0100</meta:keyword>
    <dc:subject>AG@TA v2</dc:subject>
    <meta:print-date>2011-06-08T13:22:55</meta:print-date>
    <dc:creator>GMV </dc:creator>
    <meta:document-statistic meta:table-count="9" meta:image-count="3" meta:object-count="0" meta:page-count="24" meta:paragraph-count="1125" meta:word-count="7955" meta:character-count="49560" meta:non-whitespace-character-count="42808"/>
    <meta:user-defined meta:name="Departamento">CHAP</meta:user-defined>
    <meta:user-defined meta:name="Información 2"/>
    <meta:user-defined meta:name="Información 3"/>
    <meta:user-defined meta:name="Información 4"/>
  </office:meta>
</office:document-meta>
</file>